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ess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Hores</text:p>
          </table:table-cell>
        </table:table-row>
        <table:table-row table:style-name="ro1">
          <table:table-cell office:value-type="string" calcext:value-type="string">
            <text:p>Prof_10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5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5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7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18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1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8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9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19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24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4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6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8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5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5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36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7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7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9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0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1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3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f_48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50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2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54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5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7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60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1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2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66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68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rof_689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69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71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2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2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68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7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8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8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0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0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3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4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4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5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6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8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0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0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0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9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5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96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98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963</text:p>
          </table:table-cell>
          <table:table-cell office:value-type="float" office:value="160" calcext:value-type="float">
            <text:p>160</text:p>
          </table:table-cell>
        </table:table-row>
      </table:table>
      <table:table table:name="PlaDoc_Anoni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2" table:default-cell-style-name="Default"/>
        </table:table-column-group>
        <table:table-column table:style-name="co4" table:default-cell-style-name="Default"/>
        <table:table-row table:style-name="ro1">
          <table:table-cell office:value-type="string" calcext:value-type="string">
            <text:p>Titulacio</text:p>
          </table:table-cell>
          <table:table-cell office:value-type="string" calcext:value-type="string">
            <text:p>Assignatura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SubGrup</text:p>
          </table:table-cell>
          <table:table-cell office:value-type="string" calcext:value-type="string">
            <text:p>Hor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ssignatura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table:style-name="ce9"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table:style-name="ce9"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:.$F$5])" office:value-type="float" office:value="88" calcext:value-type="float">
              <text:p>88</text:p>
            </table:table-cell>
            <table:table-cell office:value-type="string" calcext:value-type="string">
              <text:p>Prof_10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:.$F$13])" office:value-type="float" office:value="150" calcext:value-type="float">
              <text:p>150</text:p>
            </table:table-cell>
            <table:table-cell office:value-type="string" calcext:value-type="string">
              <text:p>Prof_11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:.$F$20])" office:value-type="float" office:value="120" calcext:value-type="float">
              <text:p>120</text:p>
            </table:table-cell>
            <table:table-cell office:value-type="string" calcext:value-type="string">
              <text:p>Prof_14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:.$F$26])" office:value-type="float" office:value="99" calcext:value-type="float">
              <text:p>99</text:p>
            </table:table-cell>
            <table:table-cell office:value-type="string" calcext:value-type="string">
              <text:p>Prof_14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383</text:p>
              </table:table-cell>
              <table:table-cell office:value-type="string" calcext:value-type="string">
                <text:p>Assig_1989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198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:.$F$32])" office:value-type="float" office:value="80" calcext:value-type="float">
              <text:p>80</text:p>
            </table:table-cell>
            <table:table-cell office:value-type="string" calcext:value-type="string">
              <text:p>Prof_152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63</text:p>
              </table:table-cell>
              <table:table-cell office:value-type="string" calcext:value-type="string">
                <text:p>Assig_97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75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:.$F$42])" office:value-type="float" office:value="156" calcext:value-type="float">
              <text:p>156</text:p>
            </table:table-cell>
            <table:table-cell office:value-type="string" calcext:value-type="string">
              <text:p>Prof_15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:.$F$54])" office:value-type="float" office:value="184.5" calcext:value-type="float">
              <text:p>184.5</text:p>
            </table:table-cell>
            <table:table-cell office:value-type="string" calcext:value-type="string">
              <text:p>Prof_17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:.$F$57])" office:value-type="float" office:value="20" calcext:value-type="float">
              <text:p>20</text:p>
            </table:table-cell>
            <table:table-cell office:value-type="string" calcext:value-type="string">
              <text:p>Prof_18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:.$F$63])" office:value-type="float" office:value="106" calcext:value-type="float">
              <text:p>106</text:p>
            </table:table-cell>
            <table:table-cell office:value-type="string" calcext:value-type="string">
              <text:p>Prof_18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:.$F$70])" office:value-type="float" office:value="108" calcext:value-type="float">
              <text:p>108</text:p>
            </table:table-cell>
            <table:table-cell office:value-type="string" calcext:value-type="string">
              <text:p>Prof_18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2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:.$F$83])" office:value-type="float" office:value="226" calcext:value-type="float">
              <text:p>226</text:p>
            </table:table-cell>
            <table:table-cell office:value-type="string" calcext:value-type="string">
              <text:p>Prof_19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85:.$F$90])" office:value-type="float" office:value="60" calcext:value-type="float">
              <text:p>60</text:p>
            </table:table-cell>
            <table:table-cell office:value-type="string" calcext:value-type="string">
              <text:p>Prof_219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2:.$F$96])" office:value-type="float" office:value="128" calcext:value-type="float">
              <text:p>128</text:p>
            </table:table-cell>
            <table:table-cell office:value-type="string" calcext:value-type="string">
              <text:p>Prof_219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8:.$F$99])" office:value-type="float" office:value="56" calcext:value-type="float">
              <text:p>56</text:p>
            </table:table-cell>
            <table:table-cell office:value-type="string" calcext:value-type="string">
              <text:p>Prof_23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79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34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934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1:.$F$107])" office:value-type="float" office:value="109" calcext:value-type="float">
              <text:p>109</text:p>
            </table:table-cell>
            <table:table-cell office:value-type="string" calcext:value-type="string">
              <text:p>Prof_237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9:.$F$117])" office:value-type="float" office:value="139" calcext:value-type="float">
              <text:p>139</text:p>
            </table:table-cell>
            <table:table-cell office:value-type="string" calcext:value-type="string">
              <text:p>Prof_24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19:.$F$125])" office:value-type="float" office:value="154" calcext:value-type="float">
              <text:p>154</text:p>
            </table:table-cell>
            <table:table-cell office:value-type="string" calcext:value-type="string">
              <text:p>Prof_24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27:.$F$129])" office:value-type="float" office:value="20" calcext:value-type="float">
              <text:p>20</text:p>
            </table:table-cell>
            <table:table-cell office:value-type="string" calcext:value-type="string">
              <text:p>Prof_25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1:.$F$134])" office:value-type="float" office:value="132" calcext:value-type="float">
              <text:p>132</text:p>
            </table:table-cell>
            <table:table-cell office:value-type="string" calcext:value-type="string">
              <text:p>Prof_26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6:.$F$145])" office:value-type="float" office:value="96" calcext:value-type="float">
              <text:p>96</text:p>
            </table:table-cell>
            <table:table-cell office:value-type="string" calcext:value-type="string">
              <text:p>Prof_27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47:.$F$153])" office:value-type="float" office:value="156" calcext:value-type="float">
              <text:p>156</text:p>
            </table:table-cell>
            <table:table-cell office:value-type="string" calcext:value-type="string">
              <text:p>Prof_280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5:.$F$156])" office:value-type="float" office:value="12" calcext:value-type="float">
              <text:p>12</text:p>
            </table:table-cell>
            <table:table-cell office:value-type="string" calcext:value-type="string">
              <text:p>Prof_31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8:.$F$162])" office:value-type="float" office:value="106" calcext:value-type="float">
              <text:p>106</text:p>
            </table:table-cell>
            <table:table-cell office:value-type="string" calcext:value-type="string">
              <text:p>Prof_340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64:.$F$173])" office:value-type="float" office:value="179" calcext:value-type="float">
              <text:p>179</text:p>
            </table:table-cell>
            <table:table-cell office:value-type="string" calcext:value-type="string">
              <text:p>Prof_35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42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75:.$F$182])" office:value-type="float" office:value="136" calcext:value-type="float">
              <text:p>136</text:p>
            </table:table-cell>
            <table:table-cell office:value-type="string" calcext:value-type="string">
              <text:p>Prof_358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606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84:.$F$188])" office:value-type="float" office:value="126" calcext:value-type="float">
              <text:p>126</text:p>
            </table:table-cell>
            <table:table-cell office:value-type="string" calcext:value-type="string">
              <text:p>Prof_36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0:.$F$195])" office:value-type="float" office:value="123" calcext:value-type="float">
              <text:p>123</text:p>
            </table:table-cell>
            <table:table-cell office:value-type="string" calcext:value-type="string">
              <text:p>Prof_36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662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7:.$F$197])" office:value-type="float" office:value="14" calcext:value-type="float">
              <text:p>14</text:p>
            </table:table-cell>
            <table:table-cell office:value-type="string" calcext:value-type="string">
              <text:p>Prof_366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9:.$F$212])" office:value-type="float" office:value="144" calcext:value-type="float">
              <text:p>144</text:p>
            </table:table-cell>
            <table:table-cell office:value-type="string" calcext:value-type="string">
              <text:p>Prof_3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4:.$F$215])" office:value-type="float" office:value="17" calcext:value-type="float">
              <text:p>17</text:p>
            </table:table-cell>
            <table:table-cell office:value-type="string" calcext:value-type="string">
              <text:p>Prof_37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7:.$F$220])" office:value-type="float" office:value="78" calcext:value-type="float">
              <text:p>78</text:p>
            </table:table-cell>
            <table:table-cell office:value-type="string" calcext:value-type="string">
              <text:p>Prof_37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2:.$F$227])" office:value-type="float" office:value="93" calcext:value-type="float">
              <text:p>93</text:p>
            </table:table-cell>
            <table:table-cell office:value-type="string" calcext:value-type="string">
              <text:p>Prof_397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9:.$F$237])" office:value-type="float" office:value="154" calcext:value-type="float">
              <text:p>154</text:p>
            </table:table-cell>
            <table:table-cell office:value-type="string" calcext:value-type="string">
              <text:p>Prof_40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39:.$F$244])" office:value-type="float" office:value="54" calcext:value-type="float">
              <text:p>54</text:p>
            </table:table-cell>
            <table:table-cell office:value-type="string" calcext:value-type="string">
              <text:p>Prof_412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46:.$F$253])" office:value-type="float" office:value="88" calcext:value-type="float">
              <text:p>88</text:p>
            </table:table-cell>
            <table:table-cell office:value-type="string" calcext:value-type="string">
              <text:p>Prof_41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339</text:p>
              </table:table-cell>
              <table:table-cell office:value-type="string" calcext:value-type="string">
                <text:p>Assig_40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5:.$F$255])" office:value-type="float" office:value="16" calcext:value-type="float">
              <text:p>16</text:p>
            </table:table-cell>
            <table:table-cell office:value-type="string" calcext:value-type="string">
              <text:p>Prof_433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7:.$F$262])" office:value-type="float" office:value="92" calcext:value-type="float">
              <text:p>92</text:p>
            </table:table-cell>
            <table:table-cell office:value-type="string" calcext:value-type="string">
              <text:p>Prof_437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4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64:.$F$268])" office:value-type="float" office:value="52" calcext:value-type="float">
              <text:p>52</text:p>
            </table:table-cell>
            <table:table-cell office:value-type="string" calcext:value-type="string">
              <text:p>Prof_449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0:.$F$277])" office:value-type="float" office:value="168" calcext:value-type="float">
              <text:p>168</text:p>
            </table:table-cell>
            <table:table-cell office:value-type="string" calcext:value-type="string">
              <text:p>Prof_460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07</text:p>
              </table:table-cell>
              <table:table-cell office:value-type="string" calcext:value-type="string">
                <text:p>Assig_762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9:.$F$279])" office:value-type="float" office:value="28" calcext:value-type="float">
              <text:p>28</text:p>
            </table:table-cell>
            <table:table-cell office:value-type="string" calcext:value-type="string">
              <text:p>Prof_46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1:.$F$284])" office:value-type="float" office:value="64" calcext:value-type="float">
              <text:p>64</text:p>
            </table:table-cell>
            <table:table-cell office:value-type="string" calcext:value-type="string">
              <text:p>Prof_46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6:.$F$289])" office:value-type="float" office:value="64" calcext:value-type="float">
              <text:p>64</text:p>
            </table:table-cell>
            <table:table-cell office:value-type="string" calcext:value-type="string">
              <text:p>Prof_46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1:.$F$297])" office:value-type="float" office:value="88" calcext:value-type="float">
              <text:p>88</text:p>
            </table:table-cell>
            <table:table-cell office:value-type="string" calcext:value-type="string">
              <text:p>Prof_467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9:.$F$300])" office:value-type="float" office:value="32" calcext:value-type="float">
              <text:p>32</text:p>
            </table:table-cell>
            <table:table-cell office:value-type="string" calcext:value-type="string">
              <text:p>Prof_47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2:.$F$305])" office:value-type="float" office:value="96" calcext:value-type="float">
              <text:p>96</text:p>
            </table:table-cell>
            <table:table-cell office:value-type="string" calcext:value-type="string">
              <text:p>Prof_48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7:.$F$308])" office:value-type="float" office:value="35" calcext:value-type="float">
              <text:p>35</text:p>
            </table:table-cell>
            <table:table-cell office:value-type="string" calcext:value-type="string">
              <text:p>Prof_48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65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0:.$F$312])" office:value-type="float" office:value="55" calcext:value-type="float">
              <text:p>55</text:p>
            </table:table-cell>
            <table:table-cell office:value-type="string" calcext:value-type="string">
              <text:p>Prof_505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4:.$F$318])" office:value-type="float" office:value="49" calcext:value-type="float">
              <text:p>49</text:p>
            </table:table-cell>
            <table:table-cell office:value-type="string" calcext:value-type="string">
              <text:p>Prof_518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0:.$F$324])" office:value-type="float" office:value="133" calcext:value-type="float">
              <text:p>133</text:p>
            </table:table-cell>
            <table:table-cell office:value-type="string" calcext:value-type="string">
              <text:p>Prof_523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6:.$F$330])" office:value-type="float" office:value="97" calcext:value-type="float">
              <text:p>97</text:p>
            </table:table-cell>
            <table:table-cell office:value-type="string" calcext:value-type="string">
              <text:p>Prof_53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32:.$F$339])" office:value-type="float" office:value="184" calcext:value-type="float">
              <text:p>184</text:p>
            </table:table-cell>
            <table:table-cell office:value-type="string" calcext:value-type="string">
              <text:p>Prof_54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1:.$F$348])" office:value-type="float" office:value="129" calcext:value-type="float">
              <text:p>129</text:p>
            </table:table-cell>
            <table:table-cell office:value-type="string" calcext:value-type="string">
              <text:p>Prof_55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50:.$F$360])" office:value-type="float" office:value="126" calcext:value-type="float">
              <text:p>126</text:p>
            </table:table-cell>
            <table:table-cell office:value-type="string" calcext:value-type="string">
              <text:p>Prof_572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5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62:.$F$371])" office:value-type="float" office:value="161" calcext:value-type="float">
              <text:p>161</text:p>
            </table:table-cell>
            <table:table-cell office:value-type="string" calcext:value-type="string">
              <text:p>Prof_59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3:.$F$377])" office:value-type="float" office:value="89" calcext:value-type="float">
              <text:p>89</text:p>
            </table:table-cell>
            <table:table-cell office:value-type="string" calcext:value-type="string">
              <text:p>Prof_59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205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9:.$F$383])" office:value-type="float" office:value="110" calcext:value-type="float">
              <text:p>110</text:p>
            </table:table-cell>
            <table:table-cell office:value-type="string" calcext:value-type="string">
              <text:p>Prof_609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7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1184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1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85:.$F$392])" office:value-type="float" office:value="140" calcext:value-type="float">
              <text:p>140</text:p>
            </table:table-cell>
            <table:table-cell office:value-type="string" calcext:value-type="string">
              <text:p>Prof_61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94:.$F$398])" office:value-type="float" office:value="121" calcext:value-type="float">
              <text:p>121</text:p>
            </table:table-cell>
            <table:table-cell office:value-type="string" calcext:value-type="string">
              <text:p>Prof_623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38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52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52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0:.$F$405])" office:value-type="float" office:value="125" calcext:value-type="float">
              <text:p>125</text:p>
            </table:table-cell>
            <table:table-cell office:value-type="string" calcext:value-type="string">
              <text:p>Prof_63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7:.$F$408])" office:value-type="float" office:value="56" calcext:value-type="float">
              <text:p>56</text:p>
            </table:table-cell>
            <table:table-cell office:value-type="string" calcext:value-type="string">
              <text:p>Prof_633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10:.$F$418])" office:value-type="float" office:value="140" calcext:value-type="float">
              <text:p>140</text:p>
            </table:table-cell>
            <table:table-cell office:value-type="string" calcext:value-type="string">
              <text:p>Prof_664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0:.$F$424])" office:value-type="float" office:value="150" calcext:value-type="float">
              <text:p>150</text:p>
            </table:table-cell>
            <table:table-cell office:value-type="string" calcext:value-type="string">
              <text:p>Prof_678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91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6:.$F$437])" office:value-type="float" office:value="161" calcext:value-type="float">
              <text:p>161</text:p>
            </table:table-cell>
            <table:table-cell office:value-type="string" calcext:value-type="string">
              <text:p>Prof_67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6819</text:p>
              </table:table-cell>
              <table:table-cell office:value-type="string" calcext:value-type="string">
                <text:p>Assig_31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39:.$F$439])" office:value-type="float" office:value="11" calcext:value-type="float">
              <text:p>11</text:p>
            </table:table-cell>
            <table:table-cell office:value-type="string" calcext:value-type="string">
              <text:p>Prof_681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1:.$F$447])" office:value-type="float" office:value="135" calcext:value-type="float">
              <text:p>135</text:p>
            </table:table-cell>
            <table:table-cell office:value-type="string" calcext:value-type="string">
              <text:p>Prof_68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9:.$F$465])" office:value-type="float" office:value="224" calcext:value-type="float">
              <text:p>224</text:p>
            </table:table-cell>
            <table:table-cell office:value-type="string" calcext:value-type="string">
              <text:p>Prof_68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67:.$F$478])" office:value-type="float" office:value="172" calcext:value-type="float">
              <text:p>172</text:p>
            </table:table-cell>
            <table:table-cell office:value-type="string" calcext:value-type="string">
              <text:p>Prof_694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0:.$F$487])" office:value-type="float" office:value="150" calcext:value-type="float">
              <text:p>150</text:p>
            </table:table-cell>
            <table:table-cell office:value-type="string" calcext:value-type="string">
              <text:p>Prof_69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9:.$F$496])" office:value-type="float" office:value="78" calcext:value-type="float">
              <text:p>78</text:p>
            </table:table-cell>
            <table:table-cell office:value-type="string" calcext:value-type="string">
              <text:p>Prof_6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98:.$F$503])" office:value-type="float" office:value="60" calcext:value-type="float">
              <text:p>60</text:p>
            </table:table-cell>
            <table:table-cell office:value-type="string" calcext:value-type="string">
              <text:p>Prof_70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5:.$F$507])" office:value-type="float" office:value="75" calcext:value-type="float">
              <text:p>75</text:p>
            </table:table-cell>
            <table:table-cell office:value-type="string" calcext:value-type="string">
              <text:p>Prof_70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9:.$F$520])" office:value-type="float" office:value="156" calcext:value-type="float">
              <text:p>156</text:p>
            </table:table-cell>
            <table:table-cell office:value-type="string" calcext:value-type="string">
              <text:p>Prof_71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2:.$F$526])" office:value-type="float" office:value="118" calcext:value-type="float">
              <text:p>118</text:p>
            </table:table-cell>
            <table:table-cell office:value-type="string" calcext:value-type="string">
              <text:p>Prof_72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8:.$F$535])" office:value-type="float" office:value="152" calcext:value-type="float">
              <text:p>152</text:p>
            </table:table-cell>
            <table:table-cell office:value-type="string" calcext:value-type="string">
              <text:p>Prof_72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37:.$F$539])" office:value-type="float" office:value="44" calcext:value-type="float">
              <text:p>44</text:p>
            </table:table-cell>
            <table:table-cell office:value-type="string" calcext:value-type="string">
              <text:p>Prof_74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41:.$F$548])" office:value-type="float" office:value="84" calcext:value-type="float">
              <text:p>84</text:p>
            </table:table-cell>
            <table:table-cell office:value-type="string" calcext:value-type="string">
              <text:p>Prof_75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75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0:.$F$557])" office:value-type="float" office:value="167" calcext:value-type="float">
              <text:p>167</text:p>
            </table:table-cell>
            <table:table-cell office:value-type="string" calcext:value-type="string">
              <text:p>Prof_7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9:.$F$567])" office:value-type="float" office:value="146" calcext:value-type="float">
              <text:p>146</text:p>
            </table:table-cell>
            <table:table-cell office:value-type="string" calcext:value-type="string">
              <text:p>Prof_77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9:.$F$571])" office:value-type="float" office:value="47" calcext:value-type="float">
              <text:p>47</text:p>
            </table:table-cell>
            <table:table-cell office:value-type="string" calcext:value-type="string">
              <text:p>Prof_782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81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73:.$F$578])" office:value-type="float" office:value="152" calcext:value-type="float">
              <text:p>152</text:p>
            </table:table-cell>
            <table:table-cell office:value-type="string" calcext:value-type="string">
              <text:p>Prof_78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0:.$F$585])" office:value-type="float" office:value="72" calcext:value-type="float">
              <text:p>72</text:p>
            </table:table-cell>
            <table:table-cell office:value-type="string" calcext:value-type="string">
              <text:p>Prof_78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7:.$F$596])" office:value-type="float" office:value="186" calcext:value-type="float">
              <text:p>186</text:p>
            </table:table-cell>
            <table:table-cell office:value-type="string" calcext:value-type="string">
              <text:p>Prof_78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34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8:.$F$600])" office:value-type="float" office:value="92" calcext:value-type="float">
              <text:p>92</text:p>
            </table:table-cell>
            <table:table-cell office:value-type="string" calcext:value-type="string">
              <text:p>Prof_7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5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2:.$F$605])" office:value-type="float" office:value="85.5" calcext:value-type="float">
              <text:p>85.5</text:p>
            </table:table-cell>
            <table:table-cell office:value-type="string" calcext:value-type="string">
              <text:p>Prof_80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7:.$F$611])" office:value-type="float" office:value="51" calcext:value-type="float">
              <text:p>51</text:p>
            </table:table-cell>
            <table:table-cell office:value-type="string" calcext:value-type="string">
              <text:p>Prof_80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13:.$F$622])" office:value-type="float" office:value="133" calcext:value-type="float">
              <text:p>133</text:p>
            </table:table-cell>
            <table:table-cell office:value-type="string" calcext:value-type="string">
              <text:p>Prof_81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8109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4:.$F$624])" office:value-type="float" office:value="16" calcext:value-type="float">
              <text:p>16</text:p>
            </table:table-cell>
            <table:table-cell office:value-type="string" calcext:value-type="string">
              <text:p>Prof_810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6:.$F$631])" office:value-type="float" office:value="86" calcext:value-type="float">
              <text:p>86</text:p>
            </table:table-cell>
            <table:table-cell office:value-type="string" calcext:value-type="string">
              <text:p>Prof_82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6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561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82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482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3:.$F$637])" office:value-type="float" office:value="139" calcext:value-type="float">
              <text:p>139</text:p>
            </table:table-cell>
            <table:table-cell office:value-type="string" calcext:value-type="string">
              <text:p>Prof_83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9:.$F$642])" office:value-type="float" office:value="61" calcext:value-type="float">
              <text:p>61</text:p>
            </table:table-cell>
            <table:table-cell office:value-type="string" calcext:value-type="string">
              <text:p>Prof_83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64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4:.$F$646])" office:value-type="float" office:value="27" calcext:value-type="float">
              <text:p>27</text:p>
            </table:table-cell>
            <table:table-cell office:value-type="string" calcext:value-type="string">
              <text:p>Prof_839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8:.$F$657])" office:value-type="float" office:value="176" calcext:value-type="float">
              <text:p>176</text:p>
            </table:table-cell>
            <table:table-cell office:value-type="string" calcext:value-type="string">
              <text:p>Prof_84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9:.$F$660])" office:value-type="float" office:value="24" calcext:value-type="float">
              <text:p>24</text:p>
            </table:table-cell>
            <table:table-cell office:value-type="string" calcext:value-type="string">
              <text:p>Prof_84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374</text:p>
              </table:table-cell>
              <table:table-cell office:value-type="string" calcext:value-type="string">
                <text:p>Assig_684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684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2:.$F$665])" office:value-type="float" office:value="83" calcext:value-type="float">
              <text:p>83</text:p>
            </table:table-cell>
            <table:table-cell office:value-type="string" calcext:value-type="string">
              <text:p>Prof_85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66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7:.$F$668])" office:value-type="float" office:value="56" calcext:value-type="float">
              <text:p>56</text:p>
            </table:table-cell>
            <table:table-cell office:value-type="string" calcext:value-type="string">
              <text:p>Prof_85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23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70:.$F$679])" office:value-type="float" office:value="133" calcext:value-type="float">
              <text:p>133</text:p>
            </table:table-cell>
            <table:table-cell office:value-type="string" calcext:value-type="string">
              <text:p>Prof_86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1:.$F$682])" office:value-type="float" office:value="56" calcext:value-type="float">
              <text:p>56</text:p>
            </table:table-cell>
            <table:table-cell office:value-type="string" calcext:value-type="string">
              <text:p>Prof_87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4:.$F$686])" office:value-type="float" office:value="37" calcext:value-type="float">
              <text:p>37</text:p>
            </table:table-cell>
            <table:table-cell office:value-type="string" calcext:value-type="string">
              <text:p>Prof_88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8:.$F$695])" office:value-type="float" office:value="177" calcext:value-type="float">
              <text:p>177</text:p>
            </table:table-cell>
            <table:table-cell office:value-type="string" calcext:value-type="string">
              <text:p>Prof_906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97:.$F$704])" office:value-type="float" office:value="153" calcext:value-type="float">
              <text:p>153</text:p>
            </table:table-cell>
            <table:table-cell office:value-type="string" calcext:value-type="string">
              <text:p>Prof_90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81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6:.$F$706])" office:value-type="float" office:value="30" calcext:value-type="float">
              <text:p>30</text:p>
            </table:table-cell>
            <table:table-cell office:value-type="string" calcext:value-type="string">
              <text:p>Prof_908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8:.$F$709])" office:value-type="float" office:value="12" calcext:value-type="float">
              <text:p>12</text:p>
            </table:table-cell>
            <table:table-cell office:value-type="string" calcext:value-type="string">
              <text:p>Prof_911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1:.$F$716])" office:value-type="float" office:value="110" calcext:value-type="float">
              <text:p>110</text:p>
            </table:table-cell>
            <table:table-cell office:value-type="string" calcext:value-type="string">
              <text:p>Prof_93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8:.$F$724])" office:value-type="float" office:value="156" calcext:value-type="float">
              <text:p>156</text:p>
            </table:table-cell>
            <table:table-cell office:value-type="string" calcext:value-type="string">
              <text:p>Prof_95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6:.$F$729])" office:value-type="float" office:value="40" calcext:value-type="float">
              <text:p>40</text:p>
            </table:table-cell>
            <table:table-cell office:value-type="string" calcext:value-type="string">
              <text:p>Prof_963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31:.$F$744])" office:value-type="float" office:value="155" calcext:value-type="float">
              <text:p>155</text:p>
            </table:table-cell>
            <table:table-cell office:value-type="string" calcext:value-type="string">
              <text:p>Prof_96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46:.$F$749])" office:value-type="float" office:value="150" calcext:value-type="float">
              <text:p>150</text:p>
            </table:table-cell>
            <table:table-cell office:value-type="string" calcext:value-type="string">
              <text:p>Prof_964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868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68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51:.$F$760])" office:value-type="float" office:value="234" calcext:value-type="float">
              <text:p>234</text:p>
            </table:table-cell>
            <table:table-cell office:value-type="string" calcext:value-type="string">
              <text:p>Prof_96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2:.$F$764])" office:value-type="float" office:value="42" calcext:value-type="float">
              <text:p>42</text:p>
            </table:table-cell>
            <table:table-cell office:value-type="string" calcext:value-type="string">
              <text:p>Prof_968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6:.$F$767])" office:value-type="float" office:value="12" calcext:value-type="float">
              <text:p>12</text:p>
            </table:table-cell>
            <table:table-cell office:value-type="string" calcext:value-type="string">
              <text:p>Prof_98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</table:table-row-group>
        <table:table-row table:style-name="ro1">
          <table:table-cell table:number-columns-repeated="5"/>
          <table:table-cell table:formula="of:=SUBTOTAL(9;[.$F$769:.$F$774])" office:value-type="float" office:value="126" calcext:value-type="float">
            <text:p>126</text:p>
          </table:table-cell>
          <table:table-cell office:value-type="string" calcext:value-type="string">
            <text:p>Prof_9963 Sum</text:p>
          </table:table-cell>
          <table:table-cell/>
        </table:table-row>
        <table:table-row table:style-name="ro1">
          <table:table-cell table:number-columns-repeated="5"/>
          <table:table-cell table:formula="of:=SUBTOTAL(9;[.$F$2:.$F$774])" office:value-type="float" office:value="11354" calcext:value-type="float">
            <text:p>11354</text:p>
          </table:table-cell>
          <table:table-cell office:value-type="string" calcext:value-type="string">
            <text:p>Grand Sum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257.01mm" svg:height="144.56mm" svg:x="337.43mm" svg:y="8.44mm">
            <draw:object draw:notify-on-update-of-ranges="Sheet3.D1:Sheet3.D1 Sheet3.D2:Sheet3.D112 Sheet3.H1:Sheet3.H1 Sheet3.H2:Sheet3.H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7.91mm" svg:height="139.44mm" svg:x="355.1mm" svg:y="159.58mm">
            <draw:object draw:notify-on-update-of-ranges="Sheet3.E1:Sheet3.E1 Sheet3.E2:Sheet3.E112 Sheet3.I1:Sheet3.I1 Sheet3.I2:Sheet3.I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.96mm" svg:height="135.54mm" svg:x="351.33mm" svg:y="321.34mm">
            <draw:object draw:notify-on-update-of-ranges="Sheet3.D2:Sheet3.D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61.88mm" svg:y="450.43mm">
            <draw:object draw:notify-on-update-of-ranges="Sheet3.F1:Sheet3.F1 Sheet3.F2:Sheet3.F112 Sheet3.J1:Sheet3.J1 Sheet3.J2:Sheet3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65.67mm" svg:y="546.59mm">
            <draw:object draw:notify-on-update-of-ranges="Sheet3.F1:Sheet3.F1 Sheet3.F2:Sheet3.F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55.13mm" svg:y="636.75mm">
            <draw:object draw:notify-on-update-of-ranges="Sheet3.D1:Sheet3.D1 Sheet3.D2:Sheet3.D112 Sheet3.H1:Sheet3.H1 Sheet3.H2:Sheet3.H112 Sheet3.L1:Sheet3.L1 Sheet3.L2:Sheet3.L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1.74mm" svg:y="590.45mm">
            <draw:object draw:notify-on-update-of-ranges="Sheet3.F1:Sheet3.F1 Sheet3.F2:Sheet3.F112 Sheet3.J1:Sheet3.J1 Sheet3.J2:Sheet3.J112 Sheet3.M1:Sheet3.M1 Sheet3.M2:Sheet3.M1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6"/>
        <table:table-column table:style-name="co12" table:default-cell-style-name="ce7"/>
        <table:table-column table:style-name="co13" table:default-cell-style-name="ce8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Hores fetes</text:p>
          </table:table-cell>
          <table:table-cell office:value-type="string" calcext:value-type="string">
            <text:p>Hores que hauria de fer</text:p>
          </table:table-cell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actual (%)</text:p>
          </table:table-cell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Hores</text:p>
          </table:table-cell>
          <table:table-cell table:style-name="Default" office:value-type="string" calcext:value-type="string">
            <text:p>Diff_SA</text:p>
          </table:table-cell>
          <table:table-cell table:style-name="Default" office:value-type="string" calcext:value-type="string">
            <text:p>Diff_funció (%)</text:p>
          </table:table-cell>
          <table:table-cell table:style-name="Default" office:value-type="string" calcext:value-type="string">
            <text:p>Dispersió_SA</text:p>
          </table:table-cell>
          <table:table-cell office:value-type="string" calcext:value-type="string">
            <text:p>Hores GA</text:p>
          </table:table-cell>
          <table:table-cell office:value-type="string" calcext:value-type="string">
            <text:p>Diff_GA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string" calcext:value-type="string">
            <text:p>Prof_1089 </text:p>
          </table:table-cell>
          <table:table-cell office:value-type="float" office:value="88" calcext:value-type="float">
            <text:p>88</text:p>
          </table:table-cell>
          <table:table-cell table:formula="of:=[$Professors.B2]" office:value-type="float" office:value="90" calcext:value-type="float">
            <text:p>90</text:p>
          </table:table-cell>
          <table:table-cell table:formula="of:=[.B2]-[.C2]" office:value-type="float" office:value="-2" calcext:value-type="float">
            <text:p>-2</text:p>
          </table:table-cell>
          <table:table-cell table:formula="of:=([.D2]/[.C2])*100" office:value-type="float" office:value="-2.22222222222222" calcext:value-type="float">
            <text:p>-2.2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]/[.C2])*100" office:value-type="float" office:value="-13.3333333333333" calcext:value-type="float">
            <text:p>-13.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157 </text:p>
          </table:table-cell>
          <table:table-cell office:value-type="float" office:value="150" calcext:value-type="float">
            <text:p>150</text:p>
          </table:table-cell>
          <table:table-cell table:formula="of:=[$Professors.B3]" office:value-type="float" office:value="160" calcext:value-type="float">
            <text:p>160</text:p>
          </table:table-cell>
          <table:table-cell table:formula="of:=[.B3]-[.C3]" office:value-type="float" office:value="-10" calcext:value-type="float">
            <text:p>-10</text:p>
          </table:table-cell>
          <table:table-cell table:formula="of:=([.D3]/[.C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]/[.C3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421 </text:p>
          </table:table-cell>
          <table:table-cell office:value-type="float" office:value="120" calcext:value-type="float">
            <text:p>120</text:p>
          </table:table-cell>
          <table:table-cell table:formula="of:=[$Professors.B4]" office:value-type="float" office:value="160" calcext:value-type="float">
            <text:p>160</text:p>
          </table:table-cell>
          <table:table-cell table:formula="of:=[.B4]-[.C4]" office:value-type="float" office:value="-40" calcext:value-type="float">
            <text:p>-40</text:p>
          </table:table-cell>
          <table:table-cell table:formula="of:=([.D4]/[.C4])*100" office:value-type="float" office:value="-25" calcext:value-type="float">
            <text:p>-2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4]/[.C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448 </text:p>
          </table:table-cell>
          <table:table-cell office:value-type="float" office:value="99" calcext:value-type="float">
            <text:p>99</text:p>
          </table:table-cell>
          <table:table-cell table:formula="of:=[$Professors.B5]" office:value-type="float" office:value="160" calcext:value-type="float">
            <text:p>160</text:p>
          </table:table-cell>
          <table:table-cell table:formula="of:=[.B5]-[.C5]" office:value-type="float" office:value="-61" calcext:value-type="float">
            <text:p>-61</text:p>
          </table:table-cell>
          <table:table-cell table:formula="of:=([.D5]/[.C5])*100" office:value-type="float" office:value="-38.125" calcext:value-type="float">
            <text:p>-38.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5]/[.C5])*100" office:value-type="float" office:value="-6.875" calcext:value-type="float">
            <text:p>-6.875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526 </text:p>
          </table:table-cell>
          <table:table-cell office:value-type="float" office:value="80" calcext:value-type="float">
            <text:p>80</text:p>
          </table:table-cell>
          <table:table-cell table:formula="of:=[$Professors.B6]" office:value-type="float" office:value="90" calcext:value-type="float">
            <text:p>90</text:p>
          </table:table-cell>
          <table:table-cell table:formula="of:=[.B6]-[.C6]" office:value-type="float" office:value="-10" calcext:value-type="float">
            <text:p>-10</text:p>
          </table:table-cell>
          <table:table-cell table:formula="of:=([.D6]/[.C6])*100" office:value-type="float" office:value="-11.1111111111111" calcext:value-type="float">
            <text:p>-11.111111111111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6]/[.C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1579 </text:p>
          </table:table-cell>
          <table:table-cell office:value-type="float" office:value="156" calcext:value-type="float">
            <text:p>156</text:p>
          </table:table-cell>
          <table:table-cell table:formula="of:=[$Professors.B7]" office:value-type="float" office:value="172" calcext:value-type="float">
            <text:p>172</text:p>
          </table:table-cell>
          <table:table-cell table:formula="of:=[.B7]-[.C7]" office:value-type="float" office:value="-16" calcext:value-type="float">
            <text:p>-16</text:p>
          </table:table-cell>
          <table:table-cell table:formula="of:=([.D7]/[.C7])*100" office:value-type="float" office:value="-9.30232558139535" calcext:value-type="float">
            <text:p>-9.30232558139535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7]/[.C7])*100" office:value-type="float" office:value="-8.13953488372093" calcext:value-type="float">
            <text:p>-8.1395348837209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755 </text:p>
          </table:table-cell>
          <table:table-cell office:value-type="float" office:value="184.5" calcext:value-type="float">
            <text:p>184.5</text:p>
          </table:table-cell>
          <table:table-cell table:formula="of:=[$Professors.B8]" office:value-type="float" office:value="208" calcext:value-type="float">
            <text:p>208</text:p>
          </table:table-cell>
          <table:table-cell table:formula="of:=[.B8]-[.C8]" office:value-type="float" office:value="-23.5" calcext:value-type="float">
            <text:p>-23.5</text:p>
          </table:table-cell>
          <table:table-cell table:formula="of:=([.D8]/[.C8])*100" office:value-type="float" office:value="-11.2980769230769" calcext:value-type="float">
            <text:p>-11.2980769230769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-14" calcext:value-type="float">
            <text:p>-14</text:p>
          </table:table-cell>
          <table:table-cell table:formula="of:=([.H8]/[.C8])*100" office:value-type="float" office:value="-6.73076923076923" calcext:value-type="float">
            <text:p>-6.73076923076923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860 </text:p>
          </table:table-cell>
          <table:table-cell office:value-type="float" office:value="20" calcext:value-type="float">
            <text:p>20</text:p>
          </table:table-cell>
          <table:table-cell table:formula="of:=[$Professors.B9]" office:value-type="float" office:value="60" calcext:value-type="float">
            <text:p>60</text:p>
          </table:table-cell>
          <table:table-cell table:formula="of:=[.B9]-[.C9]" office:value-type="float" office:value="-40" calcext:value-type="float">
            <text:p>-40</text:p>
          </table:table-cell>
          <table:table-cell table:formula="of:=([.D9]/[.C9])*100" office:value-type="float" office:value="-66.6666666666667" calcext:value-type="float">
            <text:p>-6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9]/[.C9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1890 </text:p>
          </table:table-cell>
          <table:table-cell office:value-type="float" office:value="106" calcext:value-type="float">
            <text:p>106</text:p>
          </table:table-cell>
          <table:table-cell table:formula="of:=[$Professors.B10]" office:value-type="float" office:value="90" calcext:value-type="float">
            <text:p>90</text:p>
          </table:table-cell>
          <table:table-cell table:formula="of:=[.B10]-[.C10]" office:value-type="float" office:value="16" calcext:value-type="float">
            <text:p>16</text:p>
          </table:table-cell>
          <table:table-cell table:formula="of:=([.D10]/[.C10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10]/[.C10])*100" office:value-type="float" office:value="-11.1111111111111" calcext:value-type="float">
            <text:p>-1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1896 </text:p>
          </table:table-cell>
          <table:table-cell office:value-type="float" office:value="108" calcext:value-type="float">
            <text:p>108</text:p>
          </table:table-cell>
          <table:table-cell table:formula="of:=[$Professors.B11]" office:value-type="float" office:value="172" calcext:value-type="float">
            <text:p>172</text:p>
          </table:table-cell>
          <table:table-cell table:formula="of:=[.B11]-[.C11]" office:value-type="float" office:value="-64" calcext:value-type="float">
            <text:p>-64</text:p>
          </table:table-cell>
          <table:table-cell table:formula="of:=([.D11]/[.C11])*100" office:value-type="float" office:value="-37.2093023255814" calcext:value-type="float">
            <text:p>-37.209302325581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11]/[.C11])*100" office:value-type="float" office:value="-6.3953488372093" calcext:value-type="float">
            <text:p>-6.3953488372093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922 </text:p>
          </table:table-cell>
          <table:table-cell office:value-type="float" office:value="226" calcext:value-type="float">
            <text:p>226</text:p>
          </table:table-cell>
          <table:table-cell table:formula="of:=[$Professors.B12]" office:value-type="float" office:value="208" calcext:value-type="float">
            <text:p>208</text:p>
          </table:table-cell>
          <table:table-cell table:formula="of:=[.B12]-[.C12]" office:value-type="float" office:value="18" calcext:value-type="float">
            <text:p>18</text:p>
          </table:table-cell>
          <table:table-cell table:formula="of:=([.D12]/[.C12])*100" office:value-type="float" office:value="8.65384615384615" calcext:value-type="float">
            <text:p>8.65384615384615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-15" calcext:value-type="float">
            <text:p>-15</text:p>
          </table:table-cell>
          <table:table-cell table:formula="of:=([.H12]/[.C12])*100" office:value-type="float" office:value="-7.21153846153846" calcext:value-type="float">
            <text:p>-7.21153846153846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2192 </text:p>
          </table:table-cell>
          <table:table-cell office:value-type="float" office:value="60" calcext:value-type="float">
            <text:p>60</text:p>
          </table:table-cell>
          <table:table-cell table:formula="of:=[$Professors.B13]" office:value-type="float" office:value="60" calcext:value-type="float">
            <text:p>6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3]/[.C1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199 </text:p>
          </table:table-cell>
          <table:table-cell office:value-type="float" office:value="128" calcext:value-type="float">
            <text:p>128</text:p>
          </table:table-cell>
          <table:table-cell table:formula="of:=[$Professors.B14]" office:value-type="float" office:value="172" calcext:value-type="float">
            <text:p>172</text:p>
          </table:table-cell>
          <table:table-cell table:formula="of:=[.B14]-[.C14]" office:value-type="float" office:value="-44" calcext:value-type="float">
            <text:p>-44</text:p>
          </table:table-cell>
          <table:table-cell table:formula="of:=([.D14]/[.C14])*100" office:value-type="float" office:value="-25.5813953488372" calcext:value-type="float">
            <text:p>-25.581395348837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14]/[.C14])*100" office:value-type="float" office:value="-8.13953488372093" calcext:value-type="float">
            <text:p>-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72.5" calcext:value-type="float">
            <text:p>17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2342 </text:p>
          </table:table-cell>
          <table:table-cell office:value-type="float" office:value="56" calcext:value-type="float">
            <text:p>56</text:p>
          </table:table-cell>
          <table:table-cell table:formula="of:=[$Professors.B15]" office:value-type="float" office:value="0" calcext:value-type="float">
            <text:p>0</text:p>
          </table:table-cell>
          <table:table-cell table:formula="of:=[.B15]-[.C15]" office:value-type="float" office:value="56" calcext:value-type="float">
            <text:p>56</text:p>
          </table:table-cell>
          <table:table-cell table:formula="of:=([.D15]/[.C15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5]/[.C1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375 </text:p>
          </table:table-cell>
          <table:table-cell office:value-type="float" office:value="109" calcext:value-type="float">
            <text:p>109</text:p>
          </table:table-cell>
          <table:table-cell table:formula="of:=[$Professors.B16]" office:value-type="float" office:value="90" calcext:value-type="float">
            <text:p>90</text:p>
          </table:table-cell>
          <table:table-cell table:formula="of:=[.B16]-[.C16]" office:value-type="float" office:value="19" calcext:value-type="float">
            <text:p>19</text:p>
          </table:table-cell>
          <table:table-cell table:formula="of:=([.D16]/[.C16])*100" office:value-type="float" office:value="21.1111111111111" calcext:value-type="float">
            <text:p>2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  <table:table-cell office:value-type="float" office:value="-12.5" calcext:value-type="float">
            <text:p>-12.5</text:p>
          </table:table-cell>
          <table:table-cell table:formula="of:=([.H16]/[.C16])*100" office:value-type="float" office:value="-13.8888888888889" calcext:value-type="float">
            <text:p>-13.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2427 </text:p>
          </table:table-cell>
          <table:table-cell office:value-type="float" office:value="139" calcext:value-type="float">
            <text:p>139</text:p>
          </table:table-cell>
          <table:table-cell table:formula="of:=[$Professors.B17]" office:value-type="float" office:value="160" calcext:value-type="float">
            <text:p>160</text:p>
          </table:table-cell>
          <table:table-cell table:formula="of:=[.B17]-[.C17]" office:value-type="float" office:value="-21" calcext:value-type="float">
            <text:p>-21</text:p>
          </table:table-cell>
          <table:table-cell table:formula="of:=([.D17]/[.C17])*100" office:value-type="float" office:value="-13.125" calcext:value-type="float">
            <text:p>-13.1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7]/[.C17])*100"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441 </text:p>
          </table:table-cell>
          <table:table-cell office:value-type="float" office:value="154" calcext:value-type="float">
            <text:p>154</text:p>
          </table:table-cell>
          <table:table-cell table:formula="of:=[$Professors.B18]" office:value-type="float" office:value="172" calcext:value-type="float">
            <text:p>172</text:p>
          </table:table-cell>
          <table:table-cell table:formula="of:=[.B18]-[.C18]" office:value-type="float" office:value="-18" calcext:value-type="float">
            <text:p>-18</text:p>
          </table:table-cell>
          <table:table-cell table:formula="of:=([.D18]/[.C18])*100" office:value-type="float" office:value="-10.4651162790698" calcext:value-type="float">
            <text:p>-10.4651162790698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table:formula="of:=([.H18]/[.C18])*100" office:value-type="float" office:value="-4.06976744186047" calcext:value-type="float">
            <text:p>-4.06976744186047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589 </text:p>
          </table:table-cell>
          <table:table-cell office:value-type="float" office:value="20" calcext:value-type="float">
            <text:p>20</text:p>
          </table:table-cell>
          <table:table-cell table:formula="of:=[$Professors.B19]" office:value-type="float" office:value="0" calcext:value-type="float">
            <text:p>0</text:p>
          </table:table-cell>
          <table:table-cell table:formula="of:=[.B19]-[.C19]" office:value-type="float" office:value="20" calcext:value-type="float">
            <text:p>20</text:p>
          </table:table-cell>
          <table:table-cell table:formula="of:=([.D19]/[.C19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9]/[.C1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615 </text:p>
          </table:table-cell>
          <table:table-cell office:value-type="float" office:value="132" calcext:value-type="float">
            <text:p>132</text:p>
          </table:table-cell>
          <table:table-cell table:formula="of:=[$Professors.B20]" office:value-type="float" office:value="160" calcext:value-type="float">
            <text:p>160</text:p>
          </table:table-cell>
          <table:table-cell table:formula="of:=[.B20]-[.C20]" office:value-type="float" office:value="-28" calcext:value-type="float">
            <text:p>-28</text:p>
          </table:table-cell>
          <table:table-cell table:formula="of:=([.D20]/[.C20])*100" office:value-type="float" office:value="-17.5" calcext:value-type="float">
            <text:p>-17.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0]/[.C20])*100" office:value-type="float" office:value="-6.25" calcext:value-type="float">
            <text:p>-6.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2779 </text:p>
          </table:table-cell>
          <table:table-cell office:value-type="float" office:value="96" calcext:value-type="float">
            <text:p>96</text:p>
          </table:table-cell>
          <table:table-cell table:formula="of:=[$Professors.B21]" office:value-type="float" office:value="60" calcext:value-type="float">
            <text:p>60</text:p>
          </table:table-cell>
          <table:table-cell table:formula="of:=[.B21]-[.C21]" office:value-type="float" office:value="36" calcext:value-type="float">
            <text:p>36</text:p>
          </table:table-cell>
          <table:table-cell table:formula="of:=([.D21]/[.C21])*100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21]/[.C21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808 </text:p>
          </table:table-cell>
          <table:table-cell office:value-type="float" office:value="156" calcext:value-type="float">
            <text:p>156</text:p>
          </table:table-cell>
          <table:table-cell table:formula="of:=[$Professors.B22]" office:value-type="float" office:value="160" calcext:value-type="float">
            <text:p>160</text:p>
          </table:table-cell>
          <table:table-cell table:formula="of:=[.B22]-[.C22]" office:value-type="float" office:value="-4" calcext:value-type="float">
            <text:p>-4</text:p>
          </table:table-cell>
          <table:table-cell table:formula="of:=([.D22]/[.C22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22]/[.C22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3164 </text:p>
          </table:table-cell>
          <table:table-cell office:value-type="float" office:value="12" calcext:value-type="float">
            <text:p>12</text:p>
          </table:table-cell>
          <table:table-cell table:formula="of:=[$Professors.B23]" office:value-type="float" office:value="60" calcext:value-type="float">
            <text:p>60</text:p>
          </table:table-cell>
          <table:table-cell table:formula="of:=[.B23]-[.C23]" office:value-type="float" office:value="-48" calcext:value-type="float">
            <text:p>-48</text:p>
          </table:table-cell>
          <table:table-cell table:formula="of:=([.D23]/[.C2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23]/[.C2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400 </text:p>
          </table:table-cell>
          <table:table-cell office:value-type="float" office:value="106" calcext:value-type="float">
            <text:p>106</text:p>
          </table:table-cell>
          <table:table-cell table:formula="of:=[$Professors.B24]" office:value-type="float" office:value="90" calcext:value-type="float">
            <text:p>90</text:p>
          </table:table-cell>
          <table:table-cell table:formula="of:=[.B24]-[.C24]" office:value-type="float" office:value="16" calcext:value-type="float">
            <text:p>16</text:p>
          </table:table-cell>
          <table:table-cell table:formula="of:=([.D24]/[.C24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4]/[.C24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33 </text:p>
          </table:table-cell>
          <table:table-cell office:value-type="float" office:value="179" calcext:value-type="float">
            <text:p>179</text:p>
          </table:table-cell>
          <table:table-cell table:formula="of:=[$Professors.B25]" office:value-type="float" office:value="160" calcext:value-type="float">
            <text:p>160</text:p>
          </table:table-cell>
          <table:table-cell table:formula="of:=[.B25]-[.C25]" office:value-type="float" office:value="19" calcext:value-type="float">
            <text:p>19</text:p>
          </table:table-cell>
          <table:table-cell table:formula="of:=([.D25]/[.C25])*100" office:value-type="float" office:value="11.875" calcext:value-type="float">
            <text:p>11.87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5]/[.C25])*100" office:value-type="float" office:value="-8.125" calcext:value-type="float">
            <text:p>-8.125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88 </text:p>
          </table:table-cell>
          <table:table-cell office:value-type="float" office:value="136" calcext:value-type="float">
            <text:p>136</text:p>
          </table:table-cell>
          <table:table-cell table:formula="of:=[$Professors.B26]" office:value-type="float" office:value="160" calcext:value-type="float">
            <text:p>160</text:p>
          </table:table-cell>
          <table:table-cell table:formula="of:=[.B26]-[.C26]" office:value-type="float" office:value="-24" calcext:value-type="float">
            <text:p>-24</text:p>
          </table:table-cell>
          <table:table-cell table:formula="of:=([.D26]/[.C26])*100"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26]/[.C26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3616 </text:p>
          </table:table-cell>
          <table:table-cell office:value-type="float" office:value="126" calcext:value-type="float">
            <text:p>126</text:p>
          </table:table-cell>
          <table:table-cell table:formula="of:=[$Professors.B27]" office:value-type="float" office:value="160" calcext:value-type="float">
            <text:p>160</text:p>
          </table:table-cell>
          <table:table-cell table:formula="of:=[.B27]-[.C27]" office:value-type="float" office:value="-34" calcext:value-type="float">
            <text:p>-34</text:p>
          </table:table-cell>
          <table:table-cell table:formula="of:=([.D27]/[.C27])*100" office:value-type="float" office:value="-21.25" calcext:value-type="float">
            <text:p>-21.2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7]/[.C27])*100" office:value-type="float" office:value="-8.125" calcext:value-type="float">
            <text:p>-8.12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25 </text:p>
          </table:table-cell>
          <table:table-cell office:value-type="float" office:value="123" calcext:value-type="float">
            <text:p>123</text:p>
          </table:table-cell>
          <table:table-cell table:formula="of:=[$Professors.B28]" office:value-type="float" office:value="160" calcext:value-type="float">
            <text:p>160</text:p>
          </table:table-cell>
          <table:table-cell table:formula="of:=[.B28]-[.C28]" office:value-type="float" office:value="-37" calcext:value-type="float">
            <text:p>-37</text:p>
          </table:table-cell>
          <table:table-cell table:formula="of:=([.D28]/[.C28])*100" office:value-type="float" office:value="-23.125" calcext:value-type="float">
            <text:p>-23.1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8]/[.C28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62 </text:p>
          </table:table-cell>
          <table:table-cell office:value-type="float" office:value="14" calcext:value-type="float">
            <text:p>14</text:p>
          </table:table-cell>
          <table:table-cell table:formula="of:=[$Professors.B29]" office:value-type="float" office:value="45" calcext:value-type="float">
            <text:p>45</text:p>
          </table:table-cell>
          <table:table-cell table:formula="of:=[.B29]-[.C29]" office:value-type="float" office:value="-31" calcext:value-type="float">
            <text:p>-31</text:p>
          </table:table-cell>
          <table:table-cell table:formula="of:=([.D29]/[.C29])*100" office:value-type="float" office:value="-68.8888888888889" calcext:value-type="float">
            <text:p>-68.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29]/[.C29])*100" office:value-type="float" office:value="-22.2222222222222" calcext:value-type="float">
            <text:p>-22.22222222222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3684 </text:p>
          </table:table-cell>
          <table:table-cell office:value-type="float" office:value="144" calcext:value-type="float">
            <text:p>144</text:p>
          </table:table-cell>
          <table:table-cell table:formula="of:=[$Professors.B30]" office:value-type="float" office:value="160" calcext:value-type="float">
            <text:p>160</text:p>
          </table:table-cell>
          <table:table-cell table:formula="of:=[.B30]-[.C30]" office:value-type="float" office:value="-16" calcext:value-type="float">
            <text:p>-16</text:p>
          </table:table-cell>
          <table:table-cell table:formula="of:=([.D30]/[.C30])*100"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0]/[.C30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721 </text:p>
          </table:table-cell>
          <table:table-cell office:value-type="float" office:value="17" calcext:value-type="float">
            <text:p>17</text:p>
          </table:table-cell>
          <table:table-cell table:formula="of:=[$Professors.B31]" office:value-type="float" office:value="60" calcext:value-type="float">
            <text:p>60</text:p>
          </table:table-cell>
          <table:table-cell table:formula="of:=[.B31]-[.C31]" office:value-type="float" office:value="-43" calcext:value-type="float">
            <text:p>-43</text:p>
          </table:table-cell>
          <table:table-cell table:formula="of:=([.D31]/[.C31])*100" office:value-type="float" office:value="-71.6666666666667" calcext:value-type="float">
            <text:p>-71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table:formula="of:=([.H31]/[.C31])*100" office:value-type="float" office:value="-21.6666666666667" calcext:value-type="float">
            <text:p>-21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725 </text:p>
          </table:table-cell>
          <table:table-cell office:value-type="float" office:value="78" calcext:value-type="float">
            <text:p>78</text:p>
          </table:table-cell>
          <table:table-cell table:formula="of:=[$Professors.B32]" office:value-type="float" office:value="90" calcext:value-type="float">
            <text:p>90</text:p>
          </table:table-cell>
          <table:table-cell table:formula="of:=[.B32]-[.C32]" office:value-type="float" office:value="-12" calcext:value-type="float">
            <text:p>-12</text:p>
          </table:table-cell>
          <table:table-cell table:formula="of:=([.D32]/[.C32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32]/[.C32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3976 </text:p>
          </table:table-cell>
          <table:table-cell office:value-type="float" office:value="93" calcext:value-type="float">
            <text:p>93</text:p>
          </table:table-cell>
          <table:table-cell table:formula="of:=[$Professors.B33]" office:value-type="float" office:value="80" calcext:value-type="float">
            <text:p>80</text:p>
          </table:table-cell>
          <table:table-cell table:formula="of:=[.B33]-[.C33]" office:value-type="float" office:value="13" calcext:value-type="float">
            <text:p>13</text:p>
          </table:table-cell>
          <table:table-cell table:formula="of:=([.D33]/[.C33])*100" office:value-type="float" office:value="16.25" calcext:value-type="float">
            <text:p>16.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33]/[.C33])*100" office:value-type="float" office:value="-16.25" calcext:value-type="float">
            <text:p>-16.2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034 </text:p>
          </table:table-cell>
          <table:table-cell office:value-type="float" office:value="154" calcext:value-type="float">
            <text:p>154</text:p>
          </table:table-cell>
          <table:table-cell table:formula="of:=[$Professors.B34]" office:value-type="float" office:value="160" calcext:value-type="float">
            <text:p>160</text:p>
          </table:table-cell>
          <table:table-cell table:formula="of:=[.B34]-[.C34]" office:value-type="float" office:value="-6" calcext:value-type="float">
            <text:p>-6</text:p>
          </table:table-cell>
          <table:table-cell table:formula="of:=([.D34]/[.C34])*100" office:value-type="float" office:value="-3.75" calcext:value-type="float">
            <text:p>-3.75</text:p>
          </table:table-cell>
          <table:table-cell office:value-type="float" office:value="9" calcext:value-type="float">
            <text:p>9</text:p>
          </table:table-cell>
          <table:table-cell office:value-type="float" office:value="148.5" calcext:value-type="float">
            <text:p>148.5</text:p>
          </table:table-cell>
          <table:table-cell office:value-type="float" office:value="-11.5" calcext:value-type="float">
            <text:p>-11.5</text:p>
          </table:table-cell>
          <table:table-cell table:formula="of:=([.H34]/[.C34])*100" office:value-type="float" office:value="-7.1875" calcext:value-type="float">
            <text:p>-7.187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4128 </text:p>
          </table:table-cell>
          <table:table-cell office:value-type="float" office:value="54" calcext:value-type="float">
            <text:p>54</text:p>
          </table:table-cell>
          <table:table-cell table:formula="of:=[$Professors.B35]" office:value-type="float" office:value="60" calcext:value-type="float">
            <text:p>60</text:p>
          </table:table-cell>
          <table:table-cell table:formula="of:=[.B35]-[.C35]" office:value-type="float" office:value="-6" calcext:value-type="float">
            <text:p>-6</text:p>
          </table:table-cell>
          <table:table-cell table:formula="of:=([.D35]/[.C35])*100"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table:formula="of:=([.H35]/[.C35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4138 </text:p>
          </table:table-cell>
          <table:table-cell office:value-type="float" office:value="88" calcext:value-type="float">
            <text:p>88</text:p>
          </table:table-cell>
          <table:table-cell table:formula="of:=[$Professors.B36]" office:value-type="float" office:value="60" calcext:value-type="float">
            <text:p>60</text:p>
          </table:table-cell>
          <table:table-cell table:formula="of:=[.B36]-[.C36]" office:value-type="float" office:value="28" calcext:value-type="float">
            <text:p>28</text:p>
          </table:table-cell>
          <table:table-cell table:formula="of:=([.D36]/[.C36])*100" office:value-type="float" office:value="46.6666666666667" calcext:value-type="float">
            <text:p>46.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36]/[.C36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339 </text:p>
          </table:table-cell>
          <table:table-cell office:value-type="float" office:value="16" calcext:value-type="float">
            <text:p>16</text:p>
          </table:table-cell>
          <table:table-cell table:formula="of:=[$Professors.B37]" office:value-type="float" office:value="0" calcext:value-type="float">
            <text:p>0</text:p>
          </table:table-cell>
          <table:table-cell table:formula="of:=[.B37]-[.C37]" office:value-type="float" office:value="16" calcext:value-type="float">
            <text:p>16</text:p>
          </table:table-cell>
          <table:table-cell table:formula="of:=([.D37]/[.C37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7]/[.C3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372 </text:p>
          </table:table-cell>
          <table:table-cell office:value-type="float" office:value="92" calcext:value-type="float">
            <text:p>92</text:p>
          </table:table-cell>
          <table:table-cell table:formula="of:=[$Professors.B38]" office:value-type="float" office:value="172" calcext:value-type="float">
            <text:p>172</text:p>
          </table:table-cell>
          <table:table-cell table:formula="of:=[.B38]-[.C38]" office:value-type="float" office:value="-80" calcext:value-type="float">
            <text:p>-80</text:p>
          </table:table-cell>
          <table:table-cell table:formula="of:=([.D38]/[.C38])*100" office:value-type="float" office:value="-46.5116279069767" calcext:value-type="float">
            <text:p>-46.511627906976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38]/[.C38])*100" office:value-type="float" office:value="-6.97674418604651" calcext:value-type="float">
            <text:p>-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491 </text:p>
          </table:table-cell>
          <table:table-cell office:value-type="float" office:value="52" calcext:value-type="float">
            <text:p>52</text:p>
          </table:table-cell>
          <table:table-cell table:formula="of:=[$Professors.B39]" office:value-type="float" office:value="0" calcext:value-type="float">
            <text:p>0</text:p>
          </table:table-cell>
          <table:table-cell table:formula="of:=[.B39]-[.C39]" office:value-type="float" office:value="52" calcext:value-type="float">
            <text:p>52</text:p>
          </table:table-cell>
          <table:table-cell table:formula="of:=([.D39]/[.C39])*100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9]/[.C3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601 </text:p>
          </table:table-cell>
          <table:table-cell office:value-type="float" office:value="168" calcext:value-type="float">
            <text:p>168</text:p>
          </table:table-cell>
          <table:table-cell table:formula="of:=[$Professors.B40]" office:value-type="float" office:value="172" calcext:value-type="float">
            <text:p>172</text:p>
          </table:table-cell>
          <table:table-cell table:formula="of:=[.B40]-[.C40]" office:value-type="float" office:value="-4" calcext:value-type="float">
            <text:p>-4</text:p>
          </table:table-cell>
          <table:table-cell table:formula="of:=([.D40]/[.C40])*100" office:value-type="float" office:value="-2.32558139534884" calcext:value-type="float">
            <text:p>-2.325581395348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607 </text:p>
          </table:table-cell>
          <table:table-cell office:value-type="float" office:value="28" calcext:value-type="float">
            <text:p>28</text:p>
          </table:table-cell>
          <table:table-cell table:formula="of:=[$Professors.B41]" office:value-type="float" office:value="0" calcext:value-type="float">
            <text:p>0</text:p>
          </table:table-cell>
          <table:table-cell table:formula="of:=[.B41]-[.C41]" office:value-type="float" office:value="28" calcext:value-type="float">
            <text:p>28</text:p>
          </table:table-cell>
          <table:table-cell table:formula="of:=([.D41]/[.C41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1]/[.C41])*100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 </text:p>
          </table:table-cell>
          <table:table-cell office:value-type="float" office:value="64" calcext:value-type="float">
            <text:p>64</text:p>
          </table:table-cell>
          <table:table-cell table:formula="of:=[$Professors.B42]" office:value-type="float" office:value="90" calcext:value-type="float">
            <text:p>90</text:p>
          </table:table-cell>
          <table:table-cell table:formula="of:=[.B42]-[.C42]" office:value-type="float" office:value="-26" calcext:value-type="float">
            <text:p>-26</text:p>
          </table:table-cell>
          <table:table-cell table:formula="of:=([.D42]/[.C42])*100" office:value-type="float" office:value="-28.8888888888889" calcext:value-type="float">
            <text:p>-28.8888888888889</text:p>
          </table:table-cell>
          <table:table-cell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office:value-type="float" office:value="-10.5" calcext:value-type="float">
            <text:p>-10.5</text:p>
          </table:table-cell>
          <table:table-cell table:formula="of:=([.H42]/[.C42])*100" office:value-type="float" office:value="-11.6666666666667" calcext:value-type="float">
            <text:p>-11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50 </text:p>
          </table:table-cell>
          <table:table-cell office:value-type="float" office:value="64" calcext:value-type="float">
            <text:p>64</text:p>
          </table:table-cell>
          <table:table-cell table:formula="of:=[$Professors.B43]" office:value-type="float" office:value="80" calcext:value-type="float">
            <text:p>80</text:p>
          </table:table-cell>
          <table:table-cell table:formula="of:=[.B43]-[.C43]" office:value-type="float" office:value="-16" calcext:value-type="float">
            <text:p>-16</text:p>
          </table:table-cell>
          <table:table-cell table:formula="of:=([.D43]/[.C43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43]/[.C43])*100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74 </text:p>
          </table:table-cell>
          <table:table-cell office:value-type="float" office:value="88" calcext:value-type="float">
            <text:p>88</text:p>
          </table:table-cell>
          <table:table-cell table:formula="of:=[$Professors.B44]" office:value-type="float" office:value="90" calcext:value-type="float">
            <text:p>90</text:p>
          </table:table-cell>
          <table:table-cell table:formula="of:=[.B44]-[.C44]" office:value-type="float" office:value="-2" calcext:value-type="float">
            <text:p>-2</text:p>
          </table:table-cell>
          <table:table-cell table:formula="of:=([.D44]/[.C44])*100" office:value-type="float" office:value="-2.22222222222222" calcext:value-type="float">
            <text:p>-2.2222222222222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44]/[.C4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738 </text:p>
          </table:table-cell>
          <table:table-cell office:value-type="float" office:value="32" calcext:value-type="float">
            <text:p>32</text:p>
          </table:table-cell>
          <table:table-cell table:formula="of:=[$Professors.B45]" office:value-type="float" office:value="30" calcext:value-type="float">
            <text:p>30</text:p>
          </table:table-cell>
          <table:table-cell table:formula="of:=[.B45]-[.C45]" office:value-type="float" office:value="2" calcext:value-type="float">
            <text:p>2</text:p>
          </table:table-cell>
          <table:table-cell table:formula="of:=([.D45]/[.C45])*100" office:value-type="float" office:value="6.66666666666667" calcext:value-type="float">
            <text:p>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([.H45]/[.C45])*100"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857 </text:p>
          </table:table-cell>
          <table:table-cell office:value-type="float" office:value="96" calcext:value-type="float">
            <text:p>96</text:p>
          </table:table-cell>
          <table:table-cell table:formula="of:=[$Professors.B46]" office:value-type="float" office:value="160" calcext:value-type="float">
            <text:p>160</text:p>
          </table:table-cell>
          <table:table-cell table:formula="of:=[.B46]-[.C46]" office:value-type="float" office:value="-64" calcext:value-type="float">
            <text:p>-64</text:p>
          </table:table-cell>
          <table:table-cell table:formula="of:=([.D46]/[.C46])*100"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46]/[.C46])*100" office:value-type="float" office:value="-6.25" calcext:value-type="float">
            <text:p>-6.2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871 </text:p>
          </table:table-cell>
          <table:table-cell office:value-type="float" office:value="35" calcext:value-type="float">
            <text:p>35</text:p>
          </table:table-cell>
          <table:table-cell table:formula="of:=[$Professors.B47]" office:value-type="float" office:value="0" calcext:value-type="float">
            <text:p>0</text:p>
          </table:table-cell>
          <table:table-cell table:formula="of:=[.B47]-[.C47]" office:value-type="float" office:value="35" calcext:value-type="float">
            <text:p>35</text:p>
          </table:table-cell>
          <table:table-cell table:formula="of:=([.D47]/[.C47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7]/[.C4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5053 </text:p>
          </table:table-cell>
          <table:table-cell office:value-type="float" office:value="55" calcext:value-type="float">
            <text:p>55</text:p>
          </table:table-cell>
          <table:table-cell table:formula="of:=[$Professors.B48]" office:value-type="float" office:value="60" calcext:value-type="float">
            <text:p>60</text:p>
          </table:table-cell>
          <table:table-cell table:formula="of:=[.B48]-[.C48]" office:value-type="float" office:value="-5" calcext:value-type="float">
            <text:p>-5</text:p>
          </table:table-cell>
          <table:table-cell table:formula="of:=([.D48]/[.C48])*100" office:value-type="float" office:value="-8.33333333333333" calcext:value-type="float">
            <text:p>-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48]/[.C48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185 </text:p>
          </table:table-cell>
          <table:table-cell office:value-type="float" office:value="49" calcext:value-type="float">
            <text:p>49</text:p>
          </table:table-cell>
          <table:table-cell table:formula="of:=[$Professors.B49]" office:value-type="float" office:value="60" calcext:value-type="float">
            <text:p>60</text:p>
          </table:table-cell>
          <table:table-cell table:formula="of:=[.B49]-[.C49]" office:value-type="float" office:value="-11" calcext:value-type="float">
            <text:p>-11</text:p>
          </table:table-cell>
          <table:table-cell table:formula="of:=([.D49]/[.C49])*100" office:value-type="float" office:value="-18.3333333333333" calcext:value-type="float">
            <text:p>-1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49]/[.C49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231 </text:p>
          </table:table-cell>
          <table:table-cell office:value-type="float" office:value="133" calcext:value-type="float">
            <text:p>133</text:p>
          </table:table-cell>
          <table:table-cell table:formula="of:=[$Professors.B50]" office:value-type="float" office:value="172" calcext:value-type="float">
            <text:p>172</text:p>
          </table:table-cell>
          <table:table-cell table:formula="of:=[.B50]-[.C50]" office:value-type="float" office:value="-39" calcext:value-type="float">
            <text:p>-39</text:p>
          </table:table-cell>
          <table:table-cell table:formula="of:=([.D50]/[.C50])*100" office:value-type="float" office:value="-22.6744186046512" calcext:value-type="float">
            <text:p>-22.6744186046512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50]/[.C50])*100" office:value-type="float" office:value="-5.81395348837209" calcext:value-type="float">
            <text:p>-5.8139534883720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5364 </text:p>
          </table:table-cell>
          <table:table-cell office:value-type="float" office:value="97" calcext:value-type="float">
            <text:p>97</text:p>
          </table:table-cell>
          <table:table-cell table:formula="of:=[$Professors.B51]" office:value-type="float" office:value="100" calcext:value-type="float">
            <text:p>100</text:p>
          </table:table-cell>
          <table:table-cell table:formula="of:=[.B51]-[.C51]" office:value-type="float" office:value="-3" calcext:value-type="float">
            <text:p>-3</text:p>
          </table:table-cell>
          <table:table-cell table:formula="of:=([.D51]/[.C51])*10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table:formula="of:=([.H51]/[.C51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456 </text:p>
          </table:table-cell>
          <table:table-cell office:value-type="float" office:value="184" calcext:value-type="float">
            <text:p>184</text:p>
          </table:table-cell>
          <table:table-cell table:formula="of:=[$Professors.B52]" office:value-type="float" office:value="172" calcext:value-type="float">
            <text:p>172</text:p>
          </table:table-cell>
          <table:table-cell table:formula="of:=[.B52]-[.C52]" office:value-type="float" office:value="12" calcext:value-type="float">
            <text:p>12</text:p>
          </table:table-cell>
          <table:table-cell table:formula="of:=([.D52]/[.C52])*100" office:value-type="float" office:value="6.97674418604651" calcext:value-type="float">
            <text:p>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52]/[.C52])*100" office:value-type="float" office:value="-8.72093023255814" calcext:value-type="float">
            <text:p>-8.72093023255814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542 </text:p>
          </table:table-cell>
          <table:table-cell office:value-type="float" office:value="129" calcext:value-type="float">
            <text:p>129</text:p>
          </table:table-cell>
          <table:table-cell table:formula="of:=[$Professors.B53]" office:value-type="float" office:value="160" calcext:value-type="float">
            <text:p>160</text:p>
          </table:table-cell>
          <table:table-cell table:formula="of:=[.B53]-[.C53]" office:value-type="float" office:value="-31" calcext:value-type="float">
            <text:p>-31</text:p>
          </table:table-cell>
          <table:table-cell table:formula="of:=([.D53]/[.C53])*100" office:value-type="float" office:value="-19.375" calcext:value-type="float">
            <text:p>-19.37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3]/[.C53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5729 </text:p>
          </table:table-cell>
          <table:table-cell office:value-type="float" office:value="126" calcext:value-type="float">
            <text:p>126</text:p>
          </table:table-cell>
          <table:table-cell table:formula="of:=[$Professors.B54]" office:value-type="float" office:value="160" calcext:value-type="float">
            <text:p>160</text:p>
          </table:table-cell>
          <table:table-cell table:formula="of:=[.B54]-[.C54]" office:value-type="float" office:value="-34" calcext:value-type="float">
            <text:p>-34</text:p>
          </table:table-cell>
          <table:table-cell table:formula="of:=([.D54]/[.C54])*100" office:value-type="float" office:value="-21.25" calcext:value-type="float">
            <text:p>-21.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54]/[.C54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9.5" calcext:value-type="float">
            <text:p>159.5</text:p>
          </table:table-cell>
          <table:table-cell office:value-type="float" office:value="-0.5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5971 </text:p>
          </table:table-cell>
          <table:table-cell office:value-type="float" office:value="161" calcext:value-type="float">
            <text:p>161</text:p>
          </table:table-cell>
          <table:table-cell table:formula="of:=[$Professors.B55]" office:value-type="float" office:value="160" calcext:value-type="float">
            <text:p>160</text:p>
          </table:table-cell>
          <table:table-cell table:formula="of:=[.B55]-[.C55]" office:value-type="float" office:value="1" calcext:value-type="float">
            <text:p>1</text:p>
          </table:table-cell>
          <table:table-cell table:formula="of:=([.D55]/[.C55])*100"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5]/[.C55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989 </text:p>
          </table:table-cell>
          <table:table-cell office:value-type="float" office:value="89" calcext:value-type="float">
            <text:p>89</text:p>
          </table:table-cell>
          <table:table-cell table:formula="of:=[$Professors.B56]" office:value-type="float" office:value="100" calcext:value-type="float">
            <text:p>100</text:p>
          </table:table-cell>
          <table:table-cell table:formula="of:=[.B56]-[.C56]" office:value-type="float" office:value="-11" calcext:value-type="float">
            <text:p>-11</text:p>
          </table:table-cell>
          <table:table-cell table:formula="of:=([.D56]/[.C56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table:formula="of:=([.H56]/[.C56])*100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6094 </text:p>
          </table:table-cell>
          <table:table-cell office:value-type="float" office:value="110" calcext:value-type="float">
            <text:p>110</text:p>
          </table:table-cell>
          <table:table-cell table:formula="of:=[$Professors.B57]" office:value-type="float" office:value="160" calcext:value-type="float">
            <text:p>160</text:p>
          </table:table-cell>
          <table:table-cell table:formula="of:=[.B57]-[.C57]" office:value-type="float" office:value="-50" calcext:value-type="float">
            <text:p>-50</text:p>
          </table:table-cell>
          <table:table-cell table:formula="of:=([.D57]/[.C57])*100" office:value-type="float" office:value="-31.25" calcext:value-type="float">
            <text:p>-31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7]/[.C57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35.5" calcext:value-type="float">
            <text:p>135.5</text:p>
          </table:table-cell>
          <table:table-cell office:value-type="float" office:value="-24.5" calcext:value-type="float">
            <text:p>-24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190 </text:p>
          </table:table-cell>
          <table:table-cell office:value-type="float" office:value="140" calcext:value-type="float">
            <text:p>140</text:p>
          </table:table-cell>
          <table:table-cell table:formula="of:=[$Professors.B58]" office:value-type="float" office:value="160" calcext:value-type="float">
            <text:p>160</text:p>
          </table:table-cell>
          <table:table-cell table:formula="of:=[.B58]-[.C58]" office:value-type="float" office:value="-20" calcext:value-type="float">
            <text:p>-20</text:p>
          </table:table-cell>
          <table:table-cell table:formula="of:=([.D58]/[.C58])*100" office:value-type="float" office:value="-12.5" calcext:value-type="float">
            <text:p>-12.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8]/[.C58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32.5" calcext:value-type="float">
            <text:p>132.5</text:p>
          </table:table-cell>
          <table:table-cell office:value-type="float" office:value="-27.5" calcext:value-type="float">
            <text:p>-27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232 </text:p>
          </table:table-cell>
          <table:table-cell office:value-type="float" office:value="121" calcext:value-type="float">
            <text:p>121</text:p>
          </table:table-cell>
          <table:table-cell table:formula="of:=[$Professors.B59]" office:value-type="float" office:value="160" calcext:value-type="float">
            <text:p>160</text:p>
          </table:table-cell>
          <table:table-cell table:formula="of:=[.B59]-[.C59]" office:value-type="float" office:value="-39" calcext:value-type="float">
            <text:p>-39</text:p>
          </table:table-cell>
          <table:table-cell table:formula="of:=([.D59]/[.C59])*100" office:value-type="float" office:value="-24.375" calcext:value-type="float">
            <text:p>-24.375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59]/[.C59])*100" office:value-type="float" office:value="-8.75" calcext:value-type="float">
            <text:p>-8.7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317 </text:p>
          </table:table-cell>
          <table:table-cell office:value-type="float" office:value="125" calcext:value-type="float">
            <text:p>125</text:p>
          </table:table-cell>
          <table:table-cell table:formula="of:=[$Professors.B60]" office:value-type="float" office:value="160" calcext:value-type="float">
            <text:p>160</text:p>
          </table:table-cell>
          <table:table-cell table:formula="of:=[.B60]-[.C60]" office:value-type="float" office:value="-35" calcext:value-type="float">
            <text:p>-35</text:p>
          </table:table-cell>
          <table:table-cell table:formula="of:=([.D60]/[.C60])*100" office:value-type="float" office:value="-21.875" calcext:value-type="float">
            <text:p>-21.875</text:p>
          </table:table-cell>
          <table:table-cell office:value-type="float" office:value="6" calcext:value-type="float">
            <text:p>6</text:p>
          </table:table-cell>
          <table:table-cell office:value-type="float" office:value="152.5" calcext:value-type="float">
            <text:p>152.5</text:p>
          </table:table-cell>
          <table:table-cell office:value-type="float" office:value="-7.5" calcext:value-type="float">
            <text:p>-7.5</text:p>
          </table:table-cell>
          <table:table-cell table:formula="of:=([.H60]/[.C60])*100" office:value-type="float" office:value="-4.6875" calcext:value-type="float">
            <text:p>-4.6875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330 </text:p>
          </table:table-cell>
          <table:table-cell office:value-type="float" office:value="56" calcext:value-type="float">
            <text:p>56</text:p>
          </table:table-cell>
          <table:table-cell table:formula="of:=[$Professors.B61]" office:value-type="float" office:value="45" calcext:value-type="float">
            <text:p>45</text:p>
          </table:table-cell>
          <table:table-cell table:formula="of:=[.B61]-[.C61]" office:value-type="float" office:value="11" calcext:value-type="float">
            <text:p>11</text:p>
          </table:table-cell>
          <table:table-cell table:formula="of:=([.D61]/[.C61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61]/[.C61])*100" office:value-type="float" office:value="-26.6666666666667" calcext:value-type="float">
            <text:p>-2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6649 </text:p>
          </table:table-cell>
          <table:table-cell office:value-type="float" office:value="140" calcext:value-type="float">
            <text:p>140</text:p>
          </table:table-cell>
          <table:table-cell table:formula="of:=[$Professors.B62]" office:value-type="float" office:value="160" calcext:value-type="float">
            <text:p>160</text:p>
          </table:table-cell>
          <table:table-cell table:formula="of:=[.B62]-[.C62]" office:value-type="float" office:value="-20" calcext:value-type="float">
            <text:p>-20</text:p>
          </table:table-cell>
          <table:table-cell table:formula="of:=([.D62]/[.C62])*100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2]/[.C62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783 </text:p>
          </table:table-cell>
          <table:table-cell office:value-type="float" office:value="150" calcext:value-type="float">
            <text:p>150</text:p>
          </table:table-cell>
          <table:table-cell table:formula="of:=[$Professors.B63]" office:value-type="float" office:value="160" calcext:value-type="float">
            <text:p>160</text:p>
          </table:table-cell>
          <table:table-cell table:formula="of:=[.B63]-[.C63]" office:value-type="float" office:value="-10" calcext:value-type="float">
            <text:p>-10</text:p>
          </table:table-cell>
          <table:table-cell table:formula="of:=([.D63]/[.C63])*100" office:value-type="float" office:value="-6.25" calcext:value-type="float">
            <text:p>-6.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63]/[.C6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793 </text:p>
          </table:table-cell>
          <table:table-cell office:value-type="float" office:value="161" calcext:value-type="float">
            <text:p>161</text:p>
          </table:table-cell>
          <table:table-cell table:formula="of:=[$Professors.B64]" office:value-type="float" office:value="160" calcext:value-type="float">
            <text:p>160</text:p>
          </table:table-cell>
          <table:table-cell table:formula="of:=[.B64]-[.C64]" office:value-type="float" office:value="1" calcext:value-type="float">
            <text:p>1</text:p>
          </table:table-cell>
          <table:table-cell table:formula="of:=([.D64]/[.C64])*100" office:value-type="float" office:value="0.625" calcext:value-type="float">
            <text:p>0.62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4]/[.C64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819 </text:p>
          </table:table-cell>
          <table:table-cell office:value-type="float" office:value="11" calcext:value-type="float">
            <text:p>11</text:p>
          </table:table-cell>
          <table:table-cell table:formula="of:=[$Professors.B65]" office:value-type="float" office:value="0" calcext:value-type="float">
            <text:p>0</text:p>
          </table:table-cell>
          <table:table-cell table:formula="of:=[.B65]-[.C65]" office:value-type="float" office:value="11" calcext:value-type="float">
            <text:p>11</text:p>
          </table:table-cell>
          <table:table-cell table:formula="of:=([.D65]/[.C65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65]/[.C6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6856 </text:p>
          </table:table-cell>
          <table:table-cell office:value-type="float" office:value="135" calcext:value-type="float">
            <text:p>135</text:p>
          </table:table-cell>
          <table:table-cell table:formula="of:=[$Professors.B66]" office:value-type="float" office:value="130" calcext:value-type="float">
            <text:p>130</text:p>
          </table:table-cell>
          <table:table-cell table:formula="of:=[.B66]-[.C66]" office:value-type="float" office:value="5" calcext:value-type="float">
            <text:p>5</text:p>
          </table:table-cell>
          <table:table-cell table:formula="of:=([.D66]/[.C66])*100" office:value-type="float" office:value="3.84615384615385" calcext:value-type="float">
            <text:p>3.8461538461538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-12" calcext:value-type="float">
            <text:p>-12</text:p>
          </table:table-cell>
          <table:table-cell table:formula="of:=([.H66]/[.C66])*100" office:value-type="float" office:value="-9.23076923076923" calcext:value-type="float">
            <text:p>-9.2307692307692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898 </text:p>
          </table:table-cell>
          <table:table-cell office:value-type="float" office:value="224" calcext:value-type="float">
            <text:p>224</text:p>
          </table:table-cell>
          <table:table-cell table:formula="of:=[$Professors.B67]" office:value-type="float" office:value="208" calcext:value-type="float">
            <text:p>208</text:p>
          </table:table-cell>
          <table:table-cell table:formula="of:=[.B67]-[.C67]" office:value-type="float" office:value="16" calcext:value-type="float">
            <text:p>16</text:p>
          </table:table-cell>
          <table:table-cell table:formula="of:=([.D67]/[.C67])*100" office:value-type="float" office:value="7.69230769230769" calcext:value-type="float">
            <text:p>7.69230769230769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table:formula="of:=([.H67]/[.C67])*100" office:value-type="float" office:value="-5.76923076923077" calcext:value-type="float">
            <text:p>-5.7692307692307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f_6945 </text:p>
          </table:table-cell>
          <table:table-cell office:value-type="float" office:value="172" calcext:value-type="float">
            <text:p>172</text:p>
          </table:table-cell>
          <table:table-cell table:formula="of:=[$Professors.B68]" office:value-type="float" office:value="172" calcext:value-type="float">
            <text:p>172</text:p>
          </table:table-cell>
          <table:table-cell table:formula="of:=[.B68]-[.C68]" office:value-type="float" office:value="0" calcext:value-type="float">
            <text:p>0</text:p>
          </table:table-cell>
          <table:table-cell table:formula="of:=([.D68]/[.C68])*1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8]/[.C68])*100" office:value-type="float" office:value="-8.72093023255814" calcext:value-type="float">
            <text:p>-8.7209302325581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57 </text:p>
          </table:table-cell>
          <table:table-cell office:value-type="float" office:value="150" calcext:value-type="float">
            <text:p>150</text:p>
          </table:table-cell>
          <table:table-cell table:formula="of:=[$Professors.B69]" office:value-type="float" office:value="172" calcext:value-type="float">
            <text:p>172</text:p>
          </table:table-cell>
          <table:table-cell table:formula="of:=[.B69]-[.C69]" office:value-type="float" office:value="-22" calcext:value-type="float">
            <text:p>-22</text:p>
          </table:table-cell>
          <table:table-cell table:formula="of:=([.D69]/[.C69])*100" office:value-type="float" office:value="-12.7906976744186" calcext:value-type="float">
            <text:p>-12.790697674418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9]/[.C69])*100" office:value-type="float" office:value="-8.72093023255814" calcext:value-type="float">
            <text:p>-8.72093023255814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61 </text:p>
          </table:table-cell>
          <table:table-cell office:value-type="float" office:value="78" calcext:value-type="float">
            <text:p>78</text:p>
          </table:table-cell>
          <table:table-cell table:formula="of:=[$Professors.B70]" office:value-type="float" office:value="90" calcext:value-type="float">
            <text:p>90</text:p>
          </table:table-cell>
          <table:table-cell table:formula="of:=[.B70]-[.C70]" office:value-type="float" office:value="-12" calcext:value-type="float">
            <text:p>-12</text:p>
          </table:table-cell>
          <table:table-cell table:formula="of:=([.D70]/[.C70])*100" office:value-type="float" office:value="-13.3333333333333" calcext:value-type="float">
            <text:p>-13.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table:formula="of:=([.H70]/[.C70])*100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033 </text:p>
          </table:table-cell>
          <table:table-cell office:value-type="float" office:value="60" calcext:value-type="float">
            <text:p>60</text:p>
          </table:table-cell>
          <table:table-cell table:formula="of:=[$Professors.B71]" office:value-type="float" office:value="60" calcext:value-type="float">
            <text:p>60</text:p>
          </table:table-cell>
          <table:table-cell table:formula="of:=[.B71]-[.C71]" office:value-type="float" office:value="0" calcext:value-type="float">
            <text:p>0</text:p>
          </table:table-cell>
          <table:table-cell table:formula="of:=([.D71]/[.C71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table:formula="of:=([.H71]/[.C71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098 </text:p>
          </table:table-cell>
          <table:table-cell office:value-type="float" office:value="75" calcext:value-type="float">
            <text:p>75</text:p>
          </table:table-cell>
          <table:table-cell table:formula="of:=[$Professors.B72]" office:value-type="float" office:value="80" calcext:value-type="float">
            <text:p>80</text:p>
          </table:table-cell>
          <table:table-cell table:formula="of:=[.B72]-[.C72]" office:value-type="float" office:value="-5" calcext:value-type="float">
            <text:p>-5</text:p>
          </table:table-cell>
          <table:table-cell table:formula="of:=([.D72]/[.C72])*100" office:value-type="float" office:value="-6.25" calcext:value-type="float">
            <text:p>-6.2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72]/[.C72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-7.5" calcext:value-type="float">
            <text:p>-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160 </text:p>
          </table:table-cell>
          <table:table-cell office:value-type="float" office:value="156" calcext:value-type="float">
            <text:p>156</text:p>
          </table:table-cell>
          <table:table-cell table:formula="of:=[$Professors.B73]" office:value-type="float" office:value="172" calcext:value-type="float">
            <text:p>172</text:p>
          </table:table-cell>
          <table:table-cell table:formula="of:=[.B73]-[.C73]" office:value-type="float" office:value="-16" calcext:value-type="float">
            <text:p>-16</text:p>
          </table:table-cell>
          <table:table-cell table:formula="of:=([.D73]/[.C73])*100" office:value-type="float" office:value="-9.30232558139535" calcext:value-type="float">
            <text:p>-9.3023255813953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73]/[.C73])*100" office:value-type="float" office:value="-6.3953488372093" calcext:value-type="float">
            <text:p>-6.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203 </text:p>
          </table:table-cell>
          <table:table-cell office:value-type="float" office:value="118" calcext:value-type="float">
            <text:p>118</text:p>
          </table:table-cell>
          <table:table-cell table:formula="of:=[$Professors.B74]" office:value-type="float" office:value="160" calcext:value-type="float">
            <text:p>160</text:p>
          </table:table-cell>
          <table:table-cell table:formula="of:=[.B74]-[.C74]" office:value-type="float" office:value="-42" calcext:value-type="float">
            <text:p>-42</text:p>
          </table:table-cell>
          <table:table-cell table:formula="of:=([.D74]/[.C74])*100" office:value-type="float" office:value="-26.25" calcext:value-type="float">
            <text:p>-26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74]/[.C7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227 </text:p>
          </table:table-cell>
          <table:table-cell office:value-type="float" office:value="152" calcext:value-type="float">
            <text:p>152</text:p>
          </table:table-cell>
          <table:table-cell table:formula="of:=[$Professors.B75]" office:value-type="float" office:value="172" calcext:value-type="float">
            <text:p>172</text:p>
          </table:table-cell>
          <table:table-cell table:formula="of:=[.B75]-[.C75]" office:value-type="float" office:value="-20" calcext:value-type="float">
            <text:p>-20</text:p>
          </table:table-cell>
          <table:table-cell table:formula="of:=([.D75]/[.C75])*100" office:value-type="float" office:value="-11.6279069767442" calcext:value-type="float">
            <text:p>-11.62790697674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75]/[.C75])*100" office:value-type="float" office:value="-5.81395348837209" calcext:value-type="float">
            <text:p>-5.81395348837209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f_7406 </text:p>
          </table:table-cell>
          <table:table-cell office:value-type="float" office:value="44" calcext:value-type="float">
            <text:p>44</text:p>
          </table:table-cell>
          <table:table-cell table:formula="of:=[$Professors.B76]" office:value-type="float" office:value="90" calcext:value-type="float">
            <text:p>90</text:p>
          </table:table-cell>
          <table:table-cell table:formula="of:=[.B76]-[.C76]" office:value-type="float" office:value="-46" calcext:value-type="float">
            <text:p>-46</text:p>
          </table:table-cell>
          <table:table-cell table:formula="of:=([.D76]/[.C76])*100" office:value-type="float" office:value="-51.1111111111111" calcext:value-type="float">
            <text:p>-51.1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76]/[.C76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577 </text:p>
          </table:table-cell>
          <table:table-cell office:value-type="float" office:value="84" calcext:value-type="float">
            <text:p>84</text:p>
          </table:table-cell>
          <table:table-cell table:formula="of:=[$Professors.B77]" office:value-type="float" office:value="90" calcext:value-type="float">
            <text:p>90</text:p>
          </table:table-cell>
          <table:table-cell table:formula="of:=[.B77]-[.C77]" office:value-type="float" office:value="-6" calcext:value-type="float">
            <text:p>-6</text:p>
          </table:table-cell>
          <table:table-cell table:formula="of:=([.D77]/[.C77])*100" office:value-type="float" office:value="-6.66666666666667" calcext:value-type="float">
            <text:p>-6.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77]/[.C77])*100" office:value-type="float" office:value="-12.2222222222222" calcext:value-type="float">
            <text:p>-12.222222222222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684 </text:p>
          </table:table-cell>
          <table:table-cell office:value-type="float" office:value="167" calcext:value-type="float">
            <text:p>167</text:p>
          </table:table-cell>
          <table:table-cell table:formula="of:=[$Professors.B78]" office:value-type="float" office:value="172" calcext:value-type="float">
            <text:p>172</text:p>
          </table:table-cell>
          <table:table-cell table:formula="of:=[.B78]-[.C78]" office:value-type="float" office:value="-5" calcext:value-type="float">
            <text:p>-5</text:p>
          </table:table-cell>
          <table:table-cell table:formula="of:=([.D78]/[.C78])*100" office:value-type="float" office:value="-2.90697674418605" calcext:value-type="float">
            <text:p>-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78]/[.C78])*100" office:value-type="float" office:value="-6.97674418604651" calcext:value-type="float">
            <text:p>-6.9767441860465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7716 </text:p>
          </table:table-cell>
          <table:table-cell office:value-type="float" office:value="146" calcext:value-type="float">
            <text:p>146</text:p>
          </table:table-cell>
          <table:table-cell table:formula="of:=[$Professors.B79]" office:value-type="float" office:value="160" calcext:value-type="float">
            <text:p>160</text:p>
          </table:table-cell>
          <table:table-cell table:formula="of:=[.B79]-[.C79]" office:value-type="float" office:value="-14" calcext:value-type="float">
            <text:p>-14</text:p>
          </table:table-cell>
          <table:table-cell table:formula="of:=([.D79]/[.C79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79]/[.C79])*100" office:value-type="float" office:value="-6.875" calcext:value-type="float">
            <text:p>-6.875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824 </text:p>
          </table:table-cell>
          <table:table-cell office:value-type="float" office:value="47" calcext:value-type="float">
            <text:p>47</text:p>
          </table:table-cell>
          <table:table-cell table:formula="of:=[$Professors.B80]" office:value-type="float" office:value="60" calcext:value-type="float">
            <text:p>60</text:p>
          </table:table-cell>
          <table:table-cell table:formula="of:=[.B80]-[.C80]" office:value-type="float" office:value="-13" calcext:value-type="float">
            <text:p>-13</text:p>
          </table:table-cell>
          <table:table-cell table:formula="of:=([.D80]/[.C80])*100" office:value-type="float" office:value="-21.6666666666667" calcext:value-type="float">
            <text:p>-21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80]/[.C80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841 </text:p>
          </table:table-cell>
          <table:table-cell office:value-type="float" office:value="152" calcext:value-type="float">
            <text:p>152</text:p>
          </table:table-cell>
          <table:table-cell table:formula="of:=[$Professors.B81]" office:value-type="float" office:value="160" calcext:value-type="float">
            <text:p>160</text:p>
          </table:table-cell>
          <table:table-cell table:formula="of:=[.B81]-[.C81]" office:value-type="float" office:value="-8" calcext:value-type="float">
            <text:p>-8</text:p>
          </table:table-cell>
          <table:table-cell table:formula="of:=([.D81]/[.C81])*100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81]/[.C81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861 </text:p>
          </table:table-cell>
          <table:table-cell office:value-type="float" office:value="72" calcext:value-type="float">
            <text:p>72</text:p>
          </table:table-cell>
          <table:table-cell table:formula="of:=[$Professors.B82]" office:value-type="float" office:value="90" calcext:value-type="float">
            <text:p>90</text:p>
          </table:table-cell>
          <table:table-cell table:formula="of:=[.B82]-[.C82]" office:value-type="float" office:value="-18" calcext:value-type="float">
            <text:p>-18</text:p>
          </table:table-cell>
          <table:table-cell table:formula="of:=([.D82]/[.C82])*100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82]/[.C82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880 </text:p>
          </table:table-cell>
          <table:table-cell office:value-type="float" office:value="186" calcext:value-type="float">
            <text:p>186</text:p>
          </table:table-cell>
          <table:table-cell table:formula="of:=[$Professors.B83]" office:value-type="float" office:value="172" calcext:value-type="float">
            <text:p>172</text:p>
          </table:table-cell>
          <table:table-cell table:formula="of:=[.B83]-[.C83]" office:value-type="float" office:value="14" calcext:value-type="float">
            <text:p>14</text:p>
          </table:table-cell>
          <table:table-cell table:formula="of:=([.D83]/[.C83])*100" office:value-type="float" office:value="8.13953488372093" calcext:value-type="float">
            <text:p>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  <table:table-cell table:formula="of:=([.H83]/[.C83])*100" office:value-type="float" office:value="-4.65116279069768" calcext:value-type="float">
            <text:p>-4.65116279069768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961 </text:p>
          </table:table-cell>
          <table:table-cell office:value-type="float" office:value="92" calcext:value-type="float">
            <text:p>92</text:p>
          </table:table-cell>
          <table:table-cell table:formula="of:=[$Professors.B84]" office:value-type="float" office:value="90" calcext:value-type="float">
            <text:p>90</text:p>
          </table:table-cell>
          <table:table-cell table:formula="of:=[.B84]-[.C84]" office:value-type="float" office:value="2" calcext:value-type="float">
            <text:p>2</text:p>
          </table:table-cell>
          <table:table-cell table:formula="of:=([.D84]/[.C84])*100" office:value-type="float" office:value="2.22222222222222" calcext:value-type="float">
            <text:p>2.2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4]/[.C8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016 </text:p>
          </table:table-cell>
          <table:table-cell office:value-type="float" office:value="85.5" calcext:value-type="float">
            <text:p>85.5</text:p>
          </table:table-cell>
          <table:table-cell table:formula="of:=[$Professors.B85]" office:value-type="float" office:value="160" calcext:value-type="float">
            <text:p>160</text:p>
          </table:table-cell>
          <table:table-cell table:formula="of:=[.B85]-[.C85]" office:value-type="float" office:value="-74.5" calcext:value-type="float">
            <text:p>-74.5</text:p>
          </table:table-cell>
          <table:table-cell table:formula="of:=([.D85]/[.C85])*100" office:value-type="float" office:value="-46.5625" calcext:value-type="float">
            <text:p>-46.5625</text:p>
          </table:table-cell>
          <table:table-cell office:value-type="float" office:value="4" calcext:value-type="float">
            <text:p>4</text:p>
          </table:table-cell>
          <table:table-cell office:value-type="float" office:value="146.5" calcext:value-type="float">
            <text:p>146.5</text:p>
          </table:table-cell>
          <table:table-cell office:value-type="float" office:value="-13.5" calcext:value-type="float">
            <text:p>-13.5</text:p>
          </table:table-cell>
          <table:table-cell table:formula="of:=([.H85]/[.C85])*100" office:value-type="float" office:value="-8.4375" calcext:value-type="float">
            <text:p>-8.437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096 </text:p>
          </table:table-cell>
          <table:table-cell office:value-type="float" office:value="51" calcext:value-type="float">
            <text:p>51</text:p>
          </table:table-cell>
          <table:table-cell table:formula="of:=[$Professors.B86]" office:value-type="float" office:value="45" calcext:value-type="float">
            <text:p>45</text:p>
          </table:table-cell>
          <table:table-cell table:formula="of:=[.B86]-[.C86]" office:value-type="float" office:value="6" calcext:value-type="float">
            <text:p>6</text:p>
          </table:table-cell>
          <table:table-cell table:formula="of:=([.D86]/[.C86])*100" office:value-type="float" office:value="13.3333333333333" calcext:value-type="float">
            <text:p>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86]/[.C86])*100" office:value-type="float" office:value="-26.6666666666667" calcext:value-type="float">
            <text:p>-2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107 </text:p>
          </table:table-cell>
          <table:table-cell office:value-type="float" office:value="133" calcext:value-type="float">
            <text:p>133</text:p>
          </table:table-cell>
          <table:table-cell table:formula="of:=[$Professors.B87]" office:value-type="float" office:value="160" calcext:value-type="float">
            <text:p>160</text:p>
          </table:table-cell>
          <table:table-cell table:formula="of:=[.B87]-[.C87]" office:value-type="float" office:value="-27" calcext:value-type="float">
            <text:p>-27</text:p>
          </table:table-cell>
          <table:table-cell table:formula="of:=([.D87]/[.C87])*100" office:value-type="float" office:value="-16.875" calcext:value-type="float">
            <text:p>-16.87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table:formula="of:=([.H87]/[.C87])*100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8109 </text:p>
          </table:table-cell>
          <table:table-cell office:value-type="float" office:value="16" calcext:value-type="float">
            <text:p>16</text:p>
          </table:table-cell>
          <table:table-cell table:formula="of:=[$Professors.B88]" office:value-type="float" office:value="0" calcext:value-type="float">
            <text:p>0</text:p>
          </table:table-cell>
          <table:table-cell table:formula="of:=[.B88]-[.C88]" office:value-type="float" office:value="16" calcext:value-type="float">
            <text:p>16</text:p>
          </table:table-cell>
          <table:table-cell table:formula="of:=([.D88]/[.C88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88]/[.C88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261 </text:p>
          </table:table-cell>
          <table:table-cell office:value-type="float" office:value="86" calcext:value-type="float">
            <text:p>86</text:p>
          </table:table-cell>
          <table:table-cell table:formula="of:=[$Professors.B89]" office:value-type="float" office:value="90" calcext:value-type="float">
            <text:p>90</text:p>
          </table:table-cell>
          <table:table-cell table:formula="of:=[.B89]-[.C89]" office:value-type="float" office:value="-4" calcext:value-type="float">
            <text:p>-4</text:p>
          </table:table-cell>
          <table:table-cell table:formula="of:=([.D89]/[.C89])*100" office:value-type="float" office:value="-4.44444444444444" calcext:value-type="float">
            <text:p>-4.4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9]/[.C89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306 </text:p>
          </table:table-cell>
          <table:table-cell office:value-type="float" office:value="139" calcext:value-type="float">
            <text:p>139</text:p>
          </table:table-cell>
          <table:table-cell table:formula="of:=[$Professors.B90]" office:value-type="float" office:value="160" calcext:value-type="float">
            <text:p>160</text:p>
          </table:table-cell>
          <table:table-cell table:formula="of:=[.B90]-[.C90]" office:value-type="float" office:value="-21" calcext:value-type="float">
            <text:p>-21</text:p>
          </table:table-cell>
          <table:table-cell table:formula="of:=([.D90]/[.C90])*100" office:value-type="float" office:value="-13.125" calcext:value-type="float">
            <text:p>-13.1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table:formula="of:=([.H90]/[.C90])*100" office:value-type="float" office:value="-9.375" calcext:value-type="float">
            <text:p>-9.375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355 </text:p>
          </table:table-cell>
          <table:table-cell office:value-type="float" office:value="61" calcext:value-type="float">
            <text:p>61</text:p>
          </table:table-cell>
          <table:table-cell table:formula="of:=[$Professors.B91]" office:value-type="float" office:value="60" calcext:value-type="float">
            <text:p>60</text:p>
          </table:table-cell>
          <table:table-cell table:formula="of:=[.B91]-[.C91]" office:value-type="float" office:value="1" calcext:value-type="float">
            <text:p>1</text:p>
          </table:table-cell>
          <table:table-cell table:formula="of:=([.D91]/[.C91])*100" office:value-type="float" office:value="1.66666666666667" calcext:value-type="float">
            <text:p>1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1]/[.C91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395 </text:p>
          </table:table-cell>
          <table:table-cell office:value-type="float" office:value="27" calcext:value-type="float">
            <text:p>27</text:p>
          </table:table-cell>
          <table:table-cell table:formula="of:=[$Professors.B92]" office:value-type="float" office:value="0" calcext:value-type="float">
            <text:p>0</text:p>
          </table:table-cell>
          <table:table-cell table:formula="of:=[.B92]-[.C92]" office:value-type="float" office:value="27" calcext:value-type="float">
            <text:p>27</text:p>
          </table:table-cell>
          <table:table-cell table:formula="of:=([.D92]/[.C92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92]/[.C92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417 </text:p>
          </table:table-cell>
          <table:table-cell office:value-type="float" office:value="176" calcext:value-type="float">
            <text:p>176</text:p>
          </table:table-cell>
          <table:table-cell table:formula="of:=[$Professors.B93]" office:value-type="float" office:value="172" calcext:value-type="float">
            <text:p>172</text:p>
          </table:table-cell>
          <table:table-cell table:formula="of:=[.B93]-[.C93]" office:value-type="float" office:value="4" calcext:value-type="float">
            <text:p>4</text:p>
          </table:table-cell>
          <table:table-cell table:formula="of:=([.D93]/[.C93])*100" office:value-type="float" office:value="2.32558139534884" calcext:value-type="float">
            <text:p>2.32558139534884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93]/[.C93])*100" office:value-type="float" office:value="-7.55813953488372" calcext:value-type="float">
            <text:p>-7.55813953488372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8496 </text:p>
          </table:table-cell>
          <table:table-cell office:value-type="float" office:value="24" calcext:value-type="float">
            <text:p>24</text:p>
          </table:table-cell>
          <table:table-cell table:formula="of:=[$Professors.B94]" office:value-type="float" office:value="45" calcext:value-type="float">
            <text:p>45</text:p>
          </table:table-cell>
          <table:table-cell table:formula="of:=[.B94]-[.C94]" office:value-type="float" office:value="-21" calcext:value-type="float">
            <text:p>-21</text:p>
          </table:table-cell>
          <table:table-cell table:formula="of:=([.D94]/[.C94])*100" office:value-type="float" office:value="-46.6666666666667" calcext:value-type="float">
            <text:p>-4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94]/[.C94])*100" office:value-type="float" office:value="-22.2222222222222" calcext:value-type="float">
            <text:p>-22.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8550 </text:p>
          </table:table-cell>
          <table:table-cell office:value-type="float" office:value="83" calcext:value-type="float">
            <text:p>83</text:p>
          </table:table-cell>
          <table:table-cell table:formula="of:=[$Professors.B95]" office:value-type="float" office:value="90" calcext:value-type="float">
            <text:p>90</text:p>
          </table:table-cell>
          <table:table-cell table:formula="of:=[.B95]-[.C95]" office:value-type="float" office:value="-7" calcext:value-type="float">
            <text:p>-7</text:p>
          </table:table-cell>
          <table:table-cell table:formula="of:=([.D95]/[.C95])*100" office:value-type="float" office:value="-7.77777777777778" calcext:value-type="float">
            <text:p>-7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80.5" calcext:value-type="float">
            <text:p>80.5</text:p>
          </table:table-cell>
          <table:table-cell office:value-type="float" office:value="-9.5" calcext:value-type="float">
            <text:p>-9.5</text:p>
          </table:table-cell>
          <table:table-cell table:formula="of:=([.H95]/[.C95])*100" office:value-type="float" office:value="-10.5555555555556" calcext:value-type="float">
            <text:p>-10.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76.5" calcext:value-type="float">
            <text:p>76.5</text:p>
          </table:table-cell>
          <table:table-cell office:value-type="float" office:value="-13.5" calcext:value-type="float">
            <text:p>-13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593 </text:p>
          </table:table-cell>
          <table:table-cell office:value-type="float" office:value="56" calcext:value-type="float">
            <text:p>56</text:p>
          </table:table-cell>
          <table:table-cell table:formula="of:=[$Professors.B96]" office:value-type="float" office:value="90" calcext:value-type="float">
            <text:p>90</text:p>
          </table:table-cell>
          <table:table-cell table:formula="of:=[.B96]-[.C96]" office:value-type="float" office:value="-34" calcext:value-type="float">
            <text:p>-34</text:p>
          </table:table-cell>
          <table:table-cell table:formula="of:=([.D96]/[.C96])*100" office:value-type="float" office:value="-37.7777777777778" calcext:value-type="float">
            <text:p>-37.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96]/[.C96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622 </text:p>
          </table:table-cell>
          <table:table-cell office:value-type="float" office:value="133" calcext:value-type="float">
            <text:p>133</text:p>
          </table:table-cell>
          <table:table-cell table:formula="of:=[$Professors.B97]" office:value-type="float" office:value="172" calcext:value-type="float">
            <text:p>172</text:p>
          </table:table-cell>
          <table:table-cell table:formula="of:=[.B97]-[.C97]" office:value-type="float" office:value="-39" calcext:value-type="float">
            <text:p>-39</text:p>
          </table:table-cell>
          <table:table-cell table:formula="of:=([.D97]/[.C97])*100" office:value-type="float" office:value="-22.6744186046512" calcext:value-type="float">
            <text:p>-22.674418604651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97]/[.C97])*100" office:value-type="float" office:value="-6.3953488372093" calcext:value-type="float">
            <text:p>-6.3953488372093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8703 </text:p>
          </table:table-cell>
          <table:table-cell office:value-type="float" office:value="56" calcext:value-type="float">
            <text:p>56</text:p>
          </table:table-cell>
          <table:table-cell table:formula="of:=[$Professors.B98]" office:value-type="float" office:value="45" calcext:value-type="float">
            <text:p>45</text:p>
          </table:table-cell>
          <table:table-cell table:formula="of:=[.B98]-[.C98]" office:value-type="float" office:value="11" calcext:value-type="float">
            <text:p>11</text:p>
          </table:table-cell>
          <table:table-cell table:formula="of:=([.D98]/[.C98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table:formula="of:=([.H98]/[.C98])*100" office:value-type="float" office:value="-31.1111111111111" calcext:value-type="float">
            <text:p>-3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815 </text:p>
          </table:table-cell>
          <table:table-cell office:value-type="float" office:value="37" calcext:value-type="float">
            <text:p>37</text:p>
          </table:table-cell>
          <table:table-cell table:formula="of:=[$Professors.B99]" office:value-type="float" office:value="60" calcext:value-type="float">
            <text:p>60</text:p>
          </table:table-cell>
          <table:table-cell table:formula="of:=[.B99]-[.C99]" office:value-type="float" office:value="-23" calcext:value-type="float">
            <text:p>-23</text:p>
          </table:table-cell>
          <table:table-cell table:formula="of:=([.D99]/[.C99])*100" office:value-type="float" office:value="-38.3333333333333" calcext:value-type="float">
            <text:p>-3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9]/[.C99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9069 </text:p>
          </table:table-cell>
          <table:table-cell office:value-type="float" office:value="177" calcext:value-type="float">
            <text:p>177</text:p>
          </table:table-cell>
          <table:table-cell table:formula="of:=[$Professors.B100]" office:value-type="float" office:value="172" calcext:value-type="float">
            <text:p>172</text:p>
          </table:table-cell>
          <table:table-cell table:formula="of:=[.B100]-[.C100]" office:value-type="float" office:value="5" calcext:value-type="float">
            <text:p>5</text:p>
          </table:table-cell>
          <table:table-cell table:formula="of:=([.D100]/[.C100])*100" office:value-type="float" office:value="2.90697674418605" calcext:value-type="float">
            <text:p>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100]/[.C100])*100" office:value-type="float" office:value="-7.55813953488372" calcext:value-type="float">
            <text:p>-7.5581395348837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077 </text:p>
          </table:table-cell>
          <table:table-cell office:value-type="float" office:value="153" calcext:value-type="float">
            <text:p>153</text:p>
          </table:table-cell>
          <table:table-cell table:formula="of:=[$Professors.B101]" office:value-type="float" office:value="160" calcext:value-type="float">
            <text:p>160</text:p>
          </table:table-cell>
          <table:table-cell table:formula="of:=[.B101]-[.C101]" office:value-type="float" office:value="-7" calcext:value-type="float">
            <text:p>-7</text:p>
          </table:table-cell>
          <table:table-cell table:formula="of:=([.D101]/[.C101])*100" office:value-type="float" office:value="-4.375" calcext:value-type="float">
            <text:p>-4.37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01]/[.C101])*100" office:value-type="float" office:value="-8.75" calcext:value-type="float">
            <text:p>-8.7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9081 </text:p>
          </table:table-cell>
          <table:table-cell office:value-type="float" office:value="30" calcext:value-type="float">
            <text:p>30</text:p>
          </table:table-cell>
          <table:table-cell table:formula="of:=[$Professors.B102]" office:value-type="float" office:value="80" calcext:value-type="float">
            <text:p>80</text:p>
          </table:table-cell>
          <table:table-cell table:formula="of:=[.B102]-[.C102]" office:value-type="float" office:value="-50" calcext:value-type="float">
            <text:p>-50</text:p>
          </table:table-cell>
          <table:table-cell table:formula="of:=([.D102]/[.C102])*100" office:value-type="float" office:value="-62.5" calcext:value-type="float">
            <text:p>-62.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102]/[.C102])*100" office:value-type="float" office:value="-16.25" calcext:value-type="float">
            <text:p>-16.2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114 </text:p>
          </table:table-cell>
          <table:table-cell office:value-type="float" office:value="12" calcext:value-type="float">
            <text:p>12</text:p>
          </table:table-cell>
          <table:table-cell table:formula="of:=[$Professors.B103]" office:value-type="float" office:value="60" calcext:value-type="float">
            <text:p>60</text:p>
          </table:table-cell>
          <table:table-cell table:formula="of:=[.B103]-[.C103]" office:value-type="float" office:value="-48" calcext:value-type="float">
            <text:p>-48</text:p>
          </table:table-cell>
          <table:table-cell table:formula="of:=([.D103]/[.C10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03]/[.C103])*100" office:value-type="float" office:value="-18.3333333333333" calcext:value-type="float">
            <text:p>-18.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384 </text:p>
          </table:table-cell>
          <table:table-cell office:value-type="float" office:value="110" calcext:value-type="float">
            <text:p>110</text:p>
          </table:table-cell>
          <table:table-cell table:formula="of:=[$Professors.B104]" office:value-type="float" office:value="60" calcext:value-type="float">
            <text:p>60</text:p>
          </table:table-cell>
          <table:table-cell table:formula="of:=[.B104]-[.C104]" office:value-type="float" office:value="50" calcext:value-type="float">
            <text:p>50</text:p>
          </table:table-cell>
          <table:table-cell table:formula="of:=([.D104]/[.C104])*100" office:value-type="float" office:value="83.3333333333333" calcext:value-type="float">
            <text:p>83.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104]/[.C104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580 </text:p>
          </table:table-cell>
          <table:table-cell office:value-type="float" office:value="156" calcext:value-type="float">
            <text:p>156</text:p>
          </table:table-cell>
          <table:table-cell table:formula="of:=[$Professors.B105]" office:value-type="float" office:value="160" calcext:value-type="float">
            <text:p>160</text:p>
          </table:table-cell>
          <table:table-cell table:formula="of:=[.B105]-[.C105]" office:value-type="float" office:value="-4" calcext:value-type="float">
            <text:p>-4</text:p>
          </table:table-cell>
          <table:table-cell table:formula="of:=([.D105]/[.C105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-8" calcext:value-type="float">
            <text:p>-8</text:p>
          </table:table-cell>
          <table:table-cell table:formula="of:=([.H105]/[.C105])*100"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37 </text:p>
          </table:table-cell>
          <table:table-cell office:value-type="float" office:value="40" calcext:value-type="float">
            <text:p>40</text:p>
          </table:table-cell>
          <table:table-cell table:formula="of:=[$Professors.B106]" office:value-type="float" office:value="45" calcext:value-type="float">
            <text:p>45</text:p>
          </table:table-cell>
          <table:table-cell table:formula="of:=[.B106]-[.C106]" office:value-type="float" office:value="-5" calcext:value-type="float">
            <text:p>-5</text:p>
          </table:table-cell>
          <table:table-cell table:formula="of:=([.D106]/[.C10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table:formula="of:=([.H106]/[.C106])*100" office:value-type="float" office:value="-15.5555555555556" calcext:value-type="float">
            <text:p>-15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9638 </text:p>
          </table:table-cell>
          <table:table-cell office:value-type="float" office:value="155" calcext:value-type="float">
            <text:p>155</text:p>
          </table:table-cell>
          <table:table-cell table:formula="of:=[$Professors.B107]" office:value-type="float" office:value="160" calcext:value-type="float">
            <text:p>160</text:p>
          </table:table-cell>
          <table:table-cell table:formula="of:=[.B107]-[.C107]" office:value-type="float" office:value="-5" calcext:value-type="float">
            <text:p>-5</text:p>
          </table:table-cell>
          <table:table-cell table:formula="of:=([.D107]/[.C107])*100" office:value-type="float" office:value="-3.125" calcext:value-type="float">
            <text:p>-3.12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107]/[.C107])*100" office:value-type="float" office:value="-8.125" calcext:value-type="float">
            <text:p>-8.125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9643 </text:p>
          </table:table-cell>
          <table:table-cell office:value-type="float" office:value="150" calcext:value-type="float">
            <text:p>150</text:p>
          </table:table-cell>
          <table:table-cell table:formula="of:=[$Professors.B108]" office:value-type="float" office:value="160" calcext:value-type="float">
            <text:p>160</text:p>
          </table:table-cell>
          <table:table-cell table:formula="of:=[.B108]-[.C108]" office:value-type="float" office:value="-10" calcext:value-type="float">
            <text:p>-10</text:p>
          </table:table-cell>
          <table:table-cell table:formula="of:=([.D108]/[.C108])*100" office:value-type="float" office:value="-6.25" calcext:value-type="float">
            <text:p>-6.2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108]/[.C108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648 </text:p>
          </table:table-cell>
          <table:table-cell office:value-type="float" office:value="234" calcext:value-type="float">
            <text:p>234</text:p>
          </table:table-cell>
          <table:table-cell table:formula="of:=[$Professors.B109]" office:value-type="float" office:value="172" calcext:value-type="float">
            <text:p>172</text:p>
          </table:table-cell>
          <table:table-cell table:formula="of:=[.B109]-[.C109]" office:value-type="float" office:value="62" calcext:value-type="float">
            <text:p>62</text:p>
          </table:table-cell>
          <table:table-cell table:formula="of:=([.D109]/[.C109])*100" office:value-type="float" office:value="36.046511627907" calcext:value-type="float">
            <text:p>36.04651162790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109]/[.C109])*100" office:value-type="float" office:value="-5.81395348837209" calcext:value-type="float">
            <text:p>-5.81395348837209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87 </text:p>
          </table:table-cell>
          <table:table-cell office:value-type="float" office:value="42" calcext:value-type="float">
            <text:p>42</text:p>
          </table:table-cell>
          <table:table-cell table:formula="of:=[$Professors.B110]" office:value-type="float" office:value="0" calcext:value-type="float">
            <text:p>0</text:p>
          </table:table-cell>
          <table:table-cell table:formula="of:=[.B110]-[.C110]" office:value-type="float" office:value="42" calcext:value-type="float">
            <text:p>42</text:p>
          </table:table-cell>
          <table:table-cell table:formula="of:=([.D110]/[.C110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10]/[.C110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850 </text:p>
          </table:table-cell>
          <table:table-cell office:value-type="float" office:value="12" calcext:value-type="float">
            <text:p>12</text:p>
          </table:table-cell>
          <table:table-cell table:formula="of:=[$Professors.B111]" office:value-type="float" office:value="60" calcext:value-type="float">
            <text:p>60</text:p>
          </table:table-cell>
          <table:table-cell table:formula="of:=[.B111]-[.C111]" office:value-type="float" office:value="-48" calcext:value-type="float">
            <text:p>-48</text:p>
          </table:table-cell>
          <table:table-cell table:formula="of:=([.D111]/[.C111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111]/[.C111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963 </text:p>
          </table:table-cell>
          <table:table-cell office:value-type="float" office:value="126" calcext:value-type="float">
            <text:p>126</text:p>
          </table:table-cell>
          <table:table-cell table:formula="of:=[$Professors.B112]" office:value-type="float" office:value="160" calcext:value-type="float">
            <text:p>160</text:p>
          </table:table-cell>
          <table:table-cell table:formula="of:=[.B112]-[.C112]" office:value-type="float" office:value="-34" calcext:value-type="float">
            <text:p>-34</text:p>
          </table:table-cell>
          <table:table-cell table:formula="of:=([.D112]/[.C112])*100" office:value-type="float" office:value="-21.25" calcext:value-type="float">
            <text:p>-21.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112]/[.C112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2])" office:value-type="float" office:value="102.288288288288" calcext:value-type="float">
            <text:p>102.288288288288</text:p>
          </table:table-cell>
          <table:table-cell table:formula="of:=AVERAGE([.C2:.C112])" office:value-type="float" office:value="112.702702702703" calcext:value-type="float">
            <text:p>112.702702702703</text:p>
          </table:table-cell>
          <table:table-cell table:style-name="Default" table:formula="of:=AVERAGE([.D2:.D112])" office:value-type="float" office:value="-10.4144144144144" calcext:value-type="float">
            <text:p>-10.4144144144144</text:p>
          </table:table-cell>
          <table:table-cell table:style-name="Default" table:formula="of:=AVERAGE([.E2:.E112])" office:value-type="string" office:string-value="" calcext:value-type="error">
            <text:p>#DIV/0!</text:p>
          </table:table-cell>
          <table:table-cell table:style-name="Default" table:formula="of:=AVERAGE([.F2:.F112])" office:value-type="float" office:value="5.97297297297297" calcext:value-type="float">
            <text:p>5.97297297297297</text:p>
          </table:table-cell>
          <table:table-cell table:formula="of:=AVERAGE([.G2:.G112])" office:value-type="float" office:value="102.288288288288" calcext:value-type="float">
            <text:p>102.288288288288</text:p>
          </table:table-cell>
          <table:table-cell table:style-name="Default" table:formula="of:=AVERAGE([.H2:.H112])" office:value-type="float" office:value="-10.4144144144144" calcext:value-type="float">
            <text:p>-10.4144144144144</text:p>
          </table:table-cell>
          <table:table-cell table:style-name="Default"/>
          <table:table-cell table:style-name="Default" table:formula="of:=AVERAGE([.J2:.J112])" office:value-type="float" office:value="5.97297297297297" calcext:value-type="float">
            <text:p>5.9729729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2])" office:value-type="float" office:value="11354" calcext:value-type="float">
            <text:p>11354</text:p>
          </table:table-cell>
          <table:table-cell table:formula="of:=SUM([.C2:.C112])" office:value-type="float" office:value="12510" calcext:value-type="float">
            <text:p>12510</text:p>
          </table:table-cell>
          <table:table-cell table:style-name="Default" table:formula="of:=SUM([.D2:.D112])" office:value-type="float" office:value="-1156" calcext:value-type="float">
            <text:p>-1156</text:p>
          </table:table-cell>
          <table:table-cell table:style-name="Default" table:formula="of:=SUM([.E2:.E112])" office:value-type="string" office:string-value="" calcext:value-type="error">
            <text:p>#DIV/0!</text:p>
          </table:table-cell>
          <table:table-cell table:style-name="Default" table:formula="of:=SUM([.F2:.F112])" office:value-type="float" office:value="663" calcext:value-type="float">
            <text:p>663</text:p>
          </table:table-cell>
          <table:table-cell table:formula="of:=SUM([.G2:.G112])" office:value-type="float" office:value="11354" calcext:value-type="float">
            <text:p>11354</text:p>
          </table:table-cell>
          <table:table-cell table:style-name="Default" table:formula="of:=SUM([.H2:.H112])" office:value-type="float" office:value="-1156" calcext:value-type="float">
            <text:p>-1156</text:p>
          </table:table-cell>
          <table:table-cell table:style-name="Default"/>
          <table:table-cell table:style-name="Default" table:formula="of:=SUM([.J2:.J112])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abs</text:p>
          </table:table-cell>
          <table:table-cell table:number-columns-repeated="2"/>
          <table:table-cell table:style-name="Default" table:formula="of:=SUMPRODUCT(ABS([.D2:.D112]))" office:value-type="float" office:value="2498" calcext:value-type="float">
            <text:p>2498</text:p>
          </table:table-cell>
          <table:table-cell table:style-name="Default" table:number-columns-repeated="2"/>
          <table:table-cell/>
          <table:table-cell table:style-name="Default" table:formula="of:=SUMPRODUCT(ABS([.H2:.H112]))" office:value-type="float" office:value="1156" calcext:value-type="float">
            <text:p>115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iance</text:p>
          </table:table-cell>
          <table:table-cell table:number-columns-repeated="2"/>
          <table:table-cell table:style-name="Default" table:formula="of:=VAR([.D2:.D112])" office:value-type="float" office:value="737.067608517609" calcext:value-type="float">
            <text:p>737.067608517609</text:p>
          </table:table-cell>
          <table:table-cell table:style-name="Default" table:number-columns-repeated="2"/>
          <table:table-cell/>
          <table:table-cell table:style-name="Default" table:formula="of:=VAR([.H2:.H112])" office:value-type="float" office:value="14.722153972154" calcext:value-type="float">
            <text:p>14.72215397215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2"/>
          <table:table-cell table:style-name="Default" table:number-columns-repeated="2"/>
          <table:table-cell table:style-name="Default" table:formula="of:=MEDIAN([.F2:.F112]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table:formula="of:=MEDIAN([.J2:.J112])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ummations</text:p>
          </table:table-cell>
          <table:table-cell table:formula="of:=1/45" office:value-type="float" office:value="0.0222222222222222" calcext:value-type="float">
            <text:p>0.0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" office:value-type="float" office:value="0.0666666666666667" calcext:value-type="float">
            <text:p>0.0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" office:value-type="float" office:value="0.133333333333333" calcext:value-type="float">
            <text:p>0.1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" office:value-type="float" office:value="0.222222222222222" calcext:value-type="float">
            <text:p>0.2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" office:value-type="float" office:value="0.333333333333333" calcext:value-type="float">
            <text:p>0.3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" office:value-type="float" office:value="0.466666666666667" calcext:value-type="float">
            <text:p>0.4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+7/45" office:value-type="float" office:value="0.622222222222222" calcext:value-type="float">
            <text:p>0.6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3.D2:Sheet3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E2:Sheet3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F2:Sheet3.F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H2:Sheet3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J2:Sheet3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159.99mm" svg:height="89.99mm" svg:x="263.08mm" svg:y="100.02mm">
            <draw:object draw:notify-on-update-of-ranges="Sheet4.A1:Sheet4.A1 Sheet4.A2:Sheet4.A112 Sheet4.B1:Sheet4.B1 Sheet4.B2:Sheet4.B1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58.58mm" svg:y="4.87mm">
            <draw:object draw:notify-on-update-of-ranges="Sheet4.A1:Sheet4.A1 Sheet4.A2:Sheet4.A1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265.25mm" svg:y="198.07mm">
            <draw:object draw:notify-on-update-of-ranges="Sheet4.D1:Sheet4.D1 Sheet4.D2:Sheet4.D112 Sheet4.E1:Sheet4.E1 Sheet4.E2:Sheet4.E1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269.71mm" svg:y="292.25mm">
            <draw:object draw:notify-on-update-of-ranges="Sheet4.J1:Sheet4.J1 Sheet4.J2:Sheet4.J112 Sheet4.K1:Sheet4.K1 Sheet4.K2:Sheet4.K1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59.99mm" svg:height="89.99mm" svg:x="267.81mm" svg:y="394.49mm">
            <draw:object draw:notify-on-update-of-ranges="Sheet4.G1:Sheet4.G1 Sheet4.G2:Sheet4.G112 Sheet4.H1:Sheet4.H1 Sheet4.H2:Sheet4.H1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9.99mm" svg:height="89.99mm" svg:x="273.85mm" svg:y="501.58mm">
            <draw:object draw:notify-on-update-of-ranges="Sheet4.G1:Sheet4.G1 Sheet4.G2:Sheet4.G1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default-cell-style-name="ce16"/>
        <table:table-column table:style-name="co2" table:default-cell-style-name="ce17"/>
        <table:table-column table:style-name="co2" table:default-cell-style-name="Default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19"/>
        <table:table-column table:style-name="co2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row table:style-name="ro1"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SA</text:p>
          </table:table-cell>
          <table:table-cell/>
          <table:table-cell table:style-name="Default" office:value-type="string" calcext:value-type="string">
            <text:p>Diff_actual</text:p>
          </table:table-cell>
          <table:table-cell office:value-type="string" calcext:value-type="string">
            <text:p>Diff_GA</text:p>
          </table:table-cell>
          <table:table-cell/>
          <table:table-cell table:style-name="Default" office:value-type="string" calcext:value-type="string">
            <text:p>Dispersió_actual</text:p>
          </table:table-cell>
          <table:table-cell table:style-name="Default" office:value-type="string" calcext:value-type="string">
            <text:p>Dispersió_SA</text:p>
          </table:table-cell>
          <table:table-cell/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4.5" calcext:value-type="float">
            <text:p>-74.5</text:p>
          </table:table-cell>
          <table:table-cell office:value-type="float" office:value="-13.5" calcext:value-type="float">
            <text:p>-13.5</text:p>
          </table:table-cell>
          <table:table-cell/>
          <table:table-cell office:value-type="float" office:value="-74.5" calcext:value-type="float">
            <text:p>-74.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24.5" calcext:value-type="float">
            <text:p>-2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-3" calcext:value-type="float">
            <text:p>-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.5" calcext:value-type="float">
            <text:p>-7.5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10.5" calcext:value-type="float">
            <text:p>-10.5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23.5" calcext:value-type="float">
            <text:p>-23.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/>
          <table:table-cell table:number-columns-repeated="2" office:value-type="float" office:value="-21" calcext:value-type="float">
            <text:p>-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7.5" calcext:value-type="float">
            <text:p>-27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23" calcext:value-type="float">
            <text:p>-2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3.5" calcext:value-type="float">
            <text:p>-13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.5" calcext:value-type="float">
            <text:p>-11.5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.5" calcext:value-type="float">
            <text:p>-7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.5" calcext:value-type="float">
            <text:p>-12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calcext:conditional-formats>
          <calcext:conditional-format calcext:target-range-address="Sheet4.A2:Sheet4.A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B2:Sheet4.B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D2:Sheet4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G2:Sheet4.G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H2:Sheet4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J2:Sheet4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PlaDoc_Anonim.A1:PlaDoc_Anonim.AMJ776">
          <table:sort table:bind-styles-to-content="false">
            <table:sort-by table:field-number="6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sum"/>
            </table:subtotal-rule>
          </table:subtotal-rules>
        </table:database-range>
        <table:database-range table:name="__Anonymous_Sheet_DB__3" table:target-range-address="Sheet4.J1:Sheet4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8:37:26.367807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Linux_X86_64 LibreOffice_project/20$Build-2</meta:generator>
    <dc:date>2019-06-05T18:38:02.238665633</dc:date>
    <meta:editing-duration>PT4H43M28S</meta:editing-duration>
    <meta:editing-cycles>10</meta:editing-cycles>
    <meta:document-statistic meta:table-count="4" meta:cell-count="814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bar" chart:style-name="ch1">
        <chart:legend chart:legend-position="end" svg:x="23.307cm" svg:y="6.68cm" style:legend-expansion="high" chart:style-name="ch2"/>
        <chart:plot-area chart:style-name="ch3" table:cell-range-address="Sheet3.D1:Sheet3.D112 Sheet3.H1:Sheet3.H112" chart:data-source-has-labels="row" svg:x="0.514cm" svg:y="0.289cm" svg:width="22.279cm" svg:height="13.879cm">
          <chartooo:coordinate-region svg:x="1.426cm" svg:y="0.489cm" svg:width="21.367cm" svg:height="13.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621cm" svg:y="7.625cm" style:legend-expansion="custom" chartooo:width="3.982cm" chartooo:height="1.096cm" style:legend-expansion-aspect-ratio="3.63321167883212" chart:style-name="ch2"/>
        <chart:plot-area chart:style-name="ch3" table:cell-range-address="Sheet4.D1:Sheet4.E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D2:Sheet4.D112" chart:label-cell-address="Sheet4.D1:Sheet4.D1" chart:class="chart:bar">
            <chart:data-point chart:repeated="111"/>
          </chart:series>
          <chart:series chart:style-name="ch8" chart:values-cell-range-address="Sheet4.E2:Sheet4.E112" chart:label-cell-address="Sheet4.E1:Sheet4.E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D1:Sheet4.D1</svg:desc>
                </draw:g>
              </table:table-cell>
              <table:table-cell office:value-type="string">
                <text:p>Diff_GA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D2:Sheet4.D112</svg:desc>
                </draw:g>
              </table:table-cell>
              <table:table-cell office:value-type="float" office:value="-6">
                <text:p>-6</text:p>
                <draw:g>
                  <svg:desc>Sheet4.E2:Sheet4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6e905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4.681cm" svg:y="7.902cm" style:legend-expansion="custom" chartooo:width="6.462cm" chartooo:height="0.955cm" style:legend-expansion-aspect-ratio="6.76649214659686" chart:style-name="ch2"/>
        <chart:plot-area chart:style-name="ch3" table:cell-range-address="Sheet4.J1:Sheet4.K112" chart:data-source-has-labels="row" svg:x="0.319cm" svg:y="0.18cm" svg:width="15.358cm" svg:height="7.92cm">
          <chartooo:coordinate-region svg:x="0.94cm" svg:y="0.379cm" svg:width="14.737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J2:Sheet4.J112" chart:label-cell-address="Sheet4.J1:Sheet4.J1" chart:class="chart:bar">
            <chart:data-point chart:repeated="111"/>
          </chart:series>
          <chart:series chart:style-name="ch8" chart:values-cell-range-address="Sheet4.K2:Sheet4.K112" chart:label-cell-address="Sheet4.K1:Sheet4.K1" chart:class="chart:bar">
            <chart:data-point chart:repeated="106"/>
            <chart:data-point chart:style-name="ch9"/>
            <chart:data-point/>
            <chart:data-point chart:style-name="ch9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J1:Sheet4.J1</svg:desc>
                </draw:g>
              </table:table-cell>
              <table:table-cell office:value-type="string">
                <text:p>Dispersió_GA</text:p>
                <draw:g>
                  <svg:desc>Sheet4.K1:Sheet4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J2:Sheet4.J112</svg:desc>
                </draw:g>
              </table:table-cell>
              <table:table-cell office:value-type="float" office:value="2">
                <text:p>2</text:p>
                <draw:g>
                  <svg:desc>Sheet4.K2:Sheet4.K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4.889cm" svg:y="7.803cm" style:legend-expansion="custom" chartooo:width="5.873cm" chartooo:height="1.096cm" style:legend-expansion-aspect-ratio="5.35857664233577" chart:style-name="ch2"/>
        <chart:plot-area chart:style-name="ch3" table:cell-range-address="Sheet4.G1:Sheet4.H112" chart:data-source-has-labels="row" svg:x="0.32cm" svg:y="0.18cm" svg:width="15.359cm" svg:height="7.7cm">
          <chartooo:coordinate-region svg:x="0.941cm" svg:y="0.379cm" svg:width="14.738cm" svg:height="7.3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G2:Sheet4.G112" chart:label-cell-address="Sheet4.G1:Sheet4.G1" chart:class="chart:bar">
            <chart:data-point chart:repeated="111"/>
          </chart:series>
          <chart:series chart:style-name="ch8" chart:values-cell-range-address="Sheet4.H2:Sheet4.H112" chart:label-cell-address="Sheet4.H1:Sheet4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G1:Sheet4.G1</svg:desc>
                </draw:g>
              </table:table-cell>
              <table:table-cell office:value-type="string">
                <text:p>Dispersió_SA</text:p>
                <draw:g>
                  <svg:desc>Sheet4.H1:Sheet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G2:Sheet4.G112</svg:desc>
                </draw:g>
              </table:table-cell>
              <table:table-cell office:value-type="float" office:value="2">
                <text:p>2</text:p>
                <draw:g>
                  <svg:desc>Sheet4.H2:Sheet4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863cm" svg:y="8.191cm" style:legend-expansion="custom" chartooo:width="3.085cm" chartooo:height="0.598cm" style:legend-expansion-aspect-ratio="5.15886287625418" chart:style-name="ch2"/>
        <chart:plot-area chart:style-name="ch3" table:cell-range-address="Sheet4.G1:Sheet4.G112" chart:data-source-has-labels="row" svg:x="0.32cm" svg:y="0.179cm" svg:width="15.359cm" svg:height="7.893cm">
          <chartooo:coordinate-region svg:x="0.941cm" svg:y="0.378cm" svg:width="14.738cm" svg:height="7.4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G2:Sheet4.G112" chart:label-cell-address="Sheet4.G1:Sheet4.G1" chart:class="chart:bar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G2:Sheet4.G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92cm" svg:height="13.945cm" xlink:href=".." xlink:type="simple" chart:class="chart:bar" chart:style-name="ch1">
        <chart:legend chart:legend-position="end" svg:x="21.762cm" svg:y="6.424cm" style:legend-expansion="high" chart:style-name="ch2"/>
        <chart:plot-area chart:style-name="ch3" table:cell-range-address="Sheet3.E1:Sheet3.E112 Sheet3.I1:Sheet3.I112" chart:data-source-has-labels="row" svg:x="0.495cm" svg:y="0.278cm" svg:width="20.772cm" svg:height="13.389cm">
          <chartooo:coordinate-region svg:x="1.407cm" svg:y="0.477cm" svg:width="19.86cm" svg:height="12.9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12" chart:label-cell-address="Sheet3.E1:Sheet3.E1" chart:class="chart:bar">
            <chart:data-point chart:repeated="111"/>
          </chart:series>
          <chart:series chart:style-name="ch8" chart:values-cell-range-address="Sheet3.I2:Sheet3.I112" chart:label-cell-address="Sheet3.I1:Sheet3.I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 (%)</text:p>
                <draw:g>
                  <svg:desc>Sheet3.E1:Sheet3.E1</svg:desc>
                </draw:g>
              </table:table-cell>
              <table:table-cell office:value-type="string">
                <text:p>Diff_funció (%)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2222222222222">
                <text:p>-2.22222222222222</text:p>
                <draw:g>
                  <svg:desc>Sheet3.E2:Sheet3.E112</svg:desc>
                </draw:g>
              </table:table-cell>
              <table:table-cell office:value-type="float" office:value="-13.3333333333333">
                <text:p>-13.3333333333333</text:p>
                <draw:g>
                  <svg:desc>Sheet3.I2:Sheet3.I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125">
                <text:p>-38.12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2980769230769">
                <text:p>-11.2980769230769</text:p>
              </table:table-cell>
              <table:table-cell office:value-type="float" office:value="-6.73076923076923">
                <text:p>-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.6666666666667">
                <text:p>-6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.2093023255814">
                <text:p>-37.2093023255814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-7.21153846153846">
                <text:p>-7.21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.5813953488372">
                <text:p>-25.5813953488372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-13.8888888888889">
                <text:p>-1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125">
                <text:p>-13.12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4651162790698">
                <text:p>-10.4651162790698</text:p>
              </table:table-cell>
              <table:table-cell office:value-type="float" office:value="-4.06976744186047">
                <text:p>-4.06976744186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">
                <text:p>-17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5">
                <text:p>11.8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25">
                <text:p>-21.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.125">
                <text:p>-23.1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.8888888888889">
                <text:p>-68.8888888888889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">
                <text:p>-1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75">
                <text:p>-3.75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.5116279069767">
                <text:p>-46.5116279069767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32558139534884">
                <text:p>-2.32558139534884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.8888888888889">
                <text:p>-28.8888888888889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">
                <text:p>-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7674418604651">
                <text:p>6.97674418604651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375">
                <text:p>-19.3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.25">
                <text:p>-31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5">
                <text:p>-12.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375">
                <text:p>-2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.875">
                <text:p>-21.87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5">
                <text:p>-1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25">
                <text:p>-6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-9.23076923076923">
                <text:p>-9.2307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-5.76923076923077">
                <text:p>-5.76923076923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7906976744186">
                <text:p>-12.7906976744186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25">
                <text:p>-6.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6.25">
                <text:p>-2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6279069767442">
                <text:p>-11.627906976744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1.1111111111111">
                <text:p>-51.1111111111111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90697674418605">
                <text:p>-2.90697674418605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75">
                <text:p>-8.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.6666666666667">
                <text:p>-21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953488372093">
                <text:p>8.13953488372093</text:p>
              </table:table-cell>
              <table:table-cell office:value-type="float" office:value="-4.65116279069768">
                <text:p>-4.65116279069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6.5625">
                <text:p>-46.5625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875">
                <text:p>-16.8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.125">
                <text:p>-13.125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-10.5555555555556">
                <text:p>-10.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7.7777777777778">
                <text:p>-37.7777777777778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31.1111111111111">
                <text:p>-31.1111111111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375">
                <text:p>-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2.5">
                <text:p>-62.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">
                <text:p>-2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5.5555555555556">
                <text:p>-15.555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125">
                <text:p>-3.1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46511627907">
                <text:p>36.046511627907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0">
                <text:p>-8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97cm" svg:height="13.555cm" xlink:href=".." xlink:type="simple" chart:class="chart:bar" chart:style-name="ch1">
        <chart:plot-area chart:style-name="ch2" table:cell-range-address="Sheet3.D2:Sheet3.D112" svg:x="0.481cm" svg:y="0.271cm" svg:width="23.135cm" svg:height="13.013cm">
          <chartooo:coordinate-region svg:x="1.393cm" svg:y="0.47cm" svg:width="22.223cm" svg:height="12.6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12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Sheet3.F1:Sheet3.F112 Sheet3.J1:Sheet3.J112" chart:data-source-has-labels="row" svg:x="0.32cm" svg:y="0.18cm" svg:width="12.065cm" svg:height="8.64cm">
          <chartooo:coordinate-region svg:x="0.941cm" svg:y="0.379cm" svg:width="11.44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F1:Sheet3.F112" chart:data-source-has-labels="row" svg:x="0.32cm" svg:y="0.18cm" svg:width="15.36cm" svg:height="8.64cm">
          <chartooo:coordinate-region svg:x="0.941cm" svg:y="0.379cm" svg:width="14.739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112" chart:label-cell-address="Sheet3.F1:Sheet3.F1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Sheet3.D1:Sheet3.D112 Sheet3.H1:Sheet3.H112 Sheet3.L1:Sheet3.L112" chart:data-source-has-labels="row" svg:x="0.32cm" svg:y="0.18cm" svg:width="12.965cm" svg:height="8.64cm">
          <chartooo:coordinate-region svg:x="1.232cm" svg:y="0.379cm" svg:width="12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series chart:style-name="ch9" chart:values-cell-range-address="Sheet3.L2:Sheet3.L112" chart:label-cell-address="Sheet3.L1:Sheet3.L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  <table:table-cell office:value-type="string">
                <text:p>Diff_GA</text:p>
                <draw:g>
                  <svg:desc>Sheet3.L1:Sheet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  <table:table-cell office:value-type="float" office:value="-4">
                <text:p>-4</text:p>
                <draw:g>
                  <svg:desc>Sheet3.L2:Sheet3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703cm" style:legend-expansion="high" chart:style-name="ch2"/>
        <chart:plot-area chart:style-name="ch3" table:cell-range-address="Sheet3.F1:Sheet3.F112 Sheet3.J1:Sheet3.J112 Sheet3.M1:Sheet3.M112" chart:data-source-has-labels="row" svg:x="0.32cm" svg:y="0.18cm" svg:width="12.065cm" svg:height="8.64cm">
          <chartooo:coordinate-region svg:x="0.941cm" svg:y="0.301cm" svg:width="11.44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series chart:style-name="ch9" chart:values-cell-range-address="Sheet3.M2:Sheet3.M112" chart:label-cell-address="Sheet3.M1:Sheet3.M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  <table:table-cell office:value-type="string">
                <text:p>Dispersió_GA</text:p>
                <draw:g>
                  <svg:desc>Sheet3.M1:Sheet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  <table:table-cell office:value-type="float" office:value="6">
                <text:p>6</text:p>
                <draw:g>
                  <svg:desc>Sheet3.M2:Sheet3.M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19cm" svg:y="7.585cm" style:legend-expansion="custom" chartooo:width="4.985cm" chartooo:height="1.096cm" style:legend-expansion-aspect-ratio="4.54835766423358" chart:style-name="ch2"/>
        <chart:plot-area chart:style-name="ch3" table:cell-range-address="Sheet4.A1:Sheet4.B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series chart:style-name="ch8" chart:values-cell-range-address="Sheet4.B2:Sheet4.B112" chart:label-cell-address="Sheet4.B1:Sheet4.B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  <table:table-cell office:value-type="string">
                <text:p>Diff_SA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  <table:table-cell office:value-type="float" office:value="-12">
                <text:p>-12</text:p>
                <draw:g>
                  <svg:desc>Sheet4.B2:Sheet4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685cm" svg:y="7.93cm" style:legend-expansion="custom" chartooo:width="4.109cm" chartooo:height="0.598cm" style:legend-expansion-aspect-ratio="6.87123745819398" chart:style-name="ch2"/>
        <chart:plot-area chart:style-name="ch3" table:cell-range-address="Sheet4.A1:Sheet4.A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